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3.6cm"/>
    </style:style>
    <style:style style:name="co14" style:family="table-column">
      <style:table-column-properties fo:break-before="auto" style:column-width="1.729cm"/>
    </style:style>
    <style:style style:name="co15" style:family="table-column">
      <style:table-column-properties fo:break-before="auto" style:column-width="1.713cm"/>
    </style:style>
    <style:style style:name="co16" style:family="table-column">
      <style:table-column-properties fo:break-before="auto" style:column-width="1.9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501cm"/>
    </style:style>
    <style:style style:name="co19" style:family="table-column">
      <style:table-column-properties fo:break-before="auto" style:column-width="5.196cm"/>
    </style:style>
    <style:style style:name="co20" style:family="table-column">
      <style:table-column-properties fo:break-before="auto" style:column-width="4.332cm"/>
    </style:style>
    <style:style style:name="co21" style:family="table-column">
      <style:table-column-properties fo:break-before="auto" style:column-width="6.953cm"/>
    </style:style>
    <style:style style:name="co22" style:family="table-column">
      <style:table-column-properties fo:break-before="auto" style:column-width="5.253cm"/>
    </style:style>
    <style:style style:name="co23" style:family="table-column">
      <style:table-column-properties fo:break-before="auto" style:column-width="6.01cm"/>
    </style:style>
    <style:style style:name="co24" style:family="table-column">
      <style:table-column-properties fo:break-before="auto" style:column-width="2.819cm"/>
    </style:style>
    <style:style style:name="co25" style:family="table-column">
      <style:table-column-properties fo:break-before="auto" style:column-width="1.579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23cm" fo:break-before="auto" style:use-optimal-row-height="true"/>
    </style:style>
    <style:style style:name="ro7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0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19">
      <style:text-properties style:font-name="Ubuntu" fo:font-size="8pt" style:font-size-asian="8pt" style:font-size-complex="8pt"/>
    </style:style>
    <style:style style:name="ce32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33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value-type" style:repeat-content="false" fo:wrap-option="no-wrap" fo:border="0.035cm solid #000000"/>
      <style:paragraph-properties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order-bottom="0.035cm solid #000000" style:text-align-source="value-type" style:repeat-content="false" fo:wrap-option="no-wrap" fo:border-left="0.035cm solid #000000" fo:border-right="none" fo:border-top="0.035cm solid #000000"/>
      <style:paragraph-properties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/>
      <style:paragraph-properties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035cm solid #000000" fo:border-left="0.035cm solid #000000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19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44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style:font-size-asian="8pt" style:font-size-complex="8pt"/>
    </style:style>
    <style:style style:name="ce45" style:family="table-cell" style:parent-style-name="Default" style:data-style-name="N119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Fabrication" table:style-name="ta1" table:print="false">
        <office:forms form:automatic-focus="false" form:apply-design-mode="false"/>
        <table:table-column table:style-name="co10" table:visibility="collapse" table:default-cell-style-name="ce14"/>
        <table:table-column table:style-name="co11" table:default-cell-style-name="ce14"/>
        <table:table-column table:style-name="co12" table:default-cell-style-name="ce5"/>
        <table:table-column table:style-name="co13" table:visibility="collapse" table:default-cell-style-name="ce14"/>
        <table:table-column table:style-name="co14" table:default-cell-style-name="ce27"/>
        <table:table-column table:style-name="co15" table:default-cell-style-name="ce27"/>
        <table:table-column table:style-name="co16" table:default-cell-style-name="ce14"/>
        <table:table-column table:style-name="co17" table:default-cell-style-name="ce14"/>
        <table:table-column table:style-name="co18" table:default-cell-style-name="ce10"/>
        <table:table-column table:style-name="co19" table:default-cell-style-name="ce31"/>
        <table:table-column table:style-name="co20" table:default-cell-style-name="ce31"/>
        <table:table-column table:style-name="co21" table:default-cell-style-name="ce10"/>
        <table:table-column table:style-name="co5" table:number-columns-repeated="1012" table:default-cell-style-name="ce10"/>
        <table:table-row table:style-name="ro4">
          <table:table-cell table:style-name="ce1"/>
          <table:table-cell table:style-name="ce1" office:value-type="string">
            <text:p>BoM, for Fabrication, with X, Y Position</text:p>
          </table:table-cell>
          <table:table-cell table:style-name="ce24"/>
          <table:table-cell table:style-name="ce25"/>
          <table:table-cell table:style-name="ce26" table:number-columns-repeated="2"/>
          <table:table-cell table:style-name="ce25" table:number-columns-repeated="2"/>
          <table:table-cell table:style-name="ce20"/>
          <table:table-cell table:style-name="ce30"/>
          <table:table-cell table:style-name="ce33"/>
          <table:table-cell table:style-name="ce21"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table:style-name="ce12"/>
          <table:table-cell table:style-name="ce12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16" office:value-type="string">
            <text:p>footprint</text:p>
          </table:table-cell>
          <table:table-cell table:style-name="ce28" office:value-type="string">
            <text:p>Position X</text:p>
          </table:table-cell>
          <table:table-cell table:style-name="ce28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16" office:value-type="string">
            <text:p>Vendor</text:p>
          </table:table-cell>
          <table:table-cell table:style-name="ce16" office:value-type="string">
            <text:p>Vendor P/N</text:p>
          </table:table-cell>
          <table:table-cell table:style-name="ce34" office:value-type="string">
            <text:p>NOTE1</text:p>
          </table:table-cell>
          <table:table-cell table:style-name="ce34" office:value-type="string">
            <text:p>NOTE 2</text:p>
          </table:table-cell>
          <table:table-cell table:number-columns-repeated="1012"/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9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17" office:value-type="string">
            <text:p>Baffl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9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17" office:value-type="string">
            <text:p>BackPlat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9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17" office:value-type="string">
            <text:p>CR2032</text:p>
          </table:table-cell>
          <table:table-cell table:style-name="ce29" office:value-type="float" office:value="6.34">
            <text:p>6.3400</text:p>
          </table:table-cell>
          <table:table-cell table:style-name="ce29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/>
          <table:table-cell table:style-name="ce19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17"/>
          <table:table-cell table:style-name="ce29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LR2032 Coin Battery</text:p>
          </table:table-cell>
          <table:table-cell table:number-columns-repeated="1012"/>
        </table:table-row>
        <table:table-row table:style-name="ro5">
          <table:table-cell table:style-name="ce13" office:value-type="float" office:value="4">
            <text:p>4</text:p>
          </table:table-cell>
          <table:table-cell table:style-name="ce19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17" office:value-type="string">
            <text:p>CP_5x11mm</text:p>
          </table:table-cell>
          <table:table-cell table:style-name="ce29" office:value-type="float" office:value="1.7975">
            <text:p>1.7975</text:p>
          </table:table-cell>
          <table:table-cell table:style-name="ce29" office:value-type="float" office:value="9.0375">
            <text:p>9.03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100uF/16V. only required if cascading C3Jr.</text:p>
          </table:table-cell>
          <table:table-cell table:number-columns-repeated="1012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9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17" office:value-type="string">
            <text:p>CP_5x11mm</text:p>
          </table:table-cell>
          <table:table-cell table:style-name="ce29" office:value-type="float" office:value="7.0775">
            <text:p>7.0775</text:p>
          </table:table-cell>
          <table:table-cell table:style-name="ce29" office:value-type="float" office:value="8.88">
            <text:p>8.88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100uF/16V. only required if cascading C3Jr.</text:p>
          </table:table-cell>
          <table:table-cell table:number-columns-repeated="1012"/>
        </table:table-row>
        <table:table-row table:style-name="ro5">
          <table:table-cell table:style-name="ce13" office:value-type="float" office:value="6">
            <text:p>6</text:p>
          </table:table-cell>
          <table:table-cell table:style-name="ce19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3.645">
            <text:p>3.645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">
            <text:p>7</text:p>
          </table:table-cell>
          <table:table-cell table:style-name="ce19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6.5075">
            <text:p>6.5075</text:p>
          </table:table-cell>
          <table:table-cell table:style-name="ce29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400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">
            <text:p>8</text:p>
          </table:table-cell>
          <table:table-cell table:style-name="ce19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1.4625">
            <text:p>1.4625</text:p>
          </table:table-cell>
          <table:table-cell table:style-name="ce29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400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">
            <text:p>9</text:p>
          </table:table-cell>
          <table:table-cell table:style-name="ce19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5.8325">
            <text:p>5.8325</text:p>
          </table:table-cell>
          <table:table-cell table:style-name="ce29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">
            <text:p>10</text:p>
          </table:table-cell>
          <table:table-cell table:style-name="ce19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">
            <text:p>11</text:p>
          </table:table-cell>
          <table:table-cell table:style-name="ce19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17" office:value-type="string">
            <text:p>CP_5x11mm</text:p>
          </table:table-cell>
          <table:table-cell table:style-name="ce29" office:value-type="float" office:value="6.695">
            <text:p>6.6950</text:p>
          </table:table-cell>
          <table:table-cell table:style-name="ce29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">
            <text:p>12</text:p>
          </table:table-cell>
          <table:table-cell table:style-name="ce19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6.8925">
            <text:p>6.8925</text:p>
          </table:table-cell>
          <table:table-cell table:style-name="ce29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19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6.865">
            <text:p>6.8650</text:p>
          </table:table-cell>
          <table:table-cell table:style-name="ce29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">
            <text:p>14</text:p>
          </table:table-cell>
          <table:table-cell table:style-name="ce19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17" office:value-type="string">
            <text:p>cnp_3mm_disc</text:p>
          </table:table-cell>
          <table:table-cell table:style-name="ce29" office:value-type="float" office:value="3.4425">
            <text:p>3.4425</text:p>
          </table:table-cell>
          <table:table-cell table:style-name="ce29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number-columns-repeated="1012"/>
        </table:table-row>
        <table:table-row table:style-name="ro5">
          <table:table-cell table:style-name="ce13" office:value-type="float" office:value="15">
            <text:p>15</text:p>
          </table:table-cell>
          <table:table-cell table:style-name="ce19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17" office:value-type="string">
            <text:p>cnp_3mm_disc</text:p>
          </table:table-cell>
          <table:table-cell table:style-name="ce29" office:value-type="float" office:value="3.0375">
            <text:p>3.0375</text:p>
          </table:table-cell>
          <table:table-cell table:style-name="ce29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number-columns-repeated="1012"/>
        </table:table-row>
        <table:table-row table:style-name="ro5">
          <table:table-cell table:style-name="ce13" office:value-type="float" office:value="16">
            <text:p>16</text:p>
          </table:table-cell>
          <table:table-cell table:style-name="ce19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17" office:value-type="string">
            <text:p>pin_strip_4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table:number-columns-repeated="2"/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number-columns-repeated="1012"/>
        </table:table-row>
        <table:table-row table:style-name="ro5">
          <table:table-cell table:style-name="ce13" office:value-type="float" office:value="17">
            <text:p>17</text:p>
          </table:table-cell>
          <table:table-cell table:style-name="ce19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17" office:value-type="string">
            <text:p>pin_strip_4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table:number-columns-repeated="2"/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number-columns-repeated="1012"/>
        </table:table-row>
        <table:table-row table:style-name="ro5">
          <table:table-cell table:style-name="ce13" office:value-type="float" office:value="18">
            <text:p>18</text:p>
          </table:table-cell>
          <table:table-cell table:style-name="ce19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17" office:value-type="string">
            <text:p>pin_strip_4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table:number-columns-repeated="2"/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number-columns-repeated="1012"/>
        </table:table-row>
        <table:table-row table:style-name="ro5">
          <table:table-cell table:style-name="ce13" office:value-type="float" office:value="19">
            <text:p>19</text:p>
          </table:table-cell>
          <table:table-cell table:style-name="ce19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number-columns-repeated="1012"/>
        </table:table-row>
        <table:table-row table:style-name="ro5">
          <table:table-cell table:style-name="ce13" office:value-type="float" office:value="20">
            <text:p>20</text:p>
          </table:table-cell>
          <table:table-cell table:style-name="ce19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">
            <text:p>21</text:p>
          </table:table-cell>
          <table:table-cell table:style-name="ce19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">
            <text:p>22</text:p>
          </table:table-cell>
          <table:table-cell table:style-name="ce19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">
            <text:p>23</text:p>
          </table:table-cell>
          <table:table-cell table:style-name="ce19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">
            <text:p>24</text:p>
          </table:table-cell>
          <table:table-cell table:style-name="ce19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">
            <text:p>25</text:p>
          </table:table-cell>
          <table:table-cell table:style-name="ce19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6">
            <text:p>26</text:p>
          </table:table-cell>
          <table:table-cell table:style-name="ce19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7">
            <text:p>27</text:p>
          </table:table-cell>
          <table:table-cell table:style-name="ce19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8">
            <text:p>28</text:p>
          </table:table-cell>
          <table:table-cell table:style-name="ce19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9">
            <text:p>29</text:p>
          </table:table-cell>
          <table:table-cell table:style-name="ce19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0">
            <text:p>30</text:p>
          </table:table-cell>
          <table:table-cell table:style-name="ce19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1">
            <text:p>31</text:p>
          </table:table-cell>
          <table:table-cell table:style-name="ce19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2">
            <text:p>32</text:p>
          </table:table-cell>
          <table:table-cell table:style-name="ce19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3">
            <text:p>33</text:p>
          </table:table-cell>
          <table:table-cell table:style-name="ce19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4">
            <text:p>34</text:p>
          </table:table-cell>
          <table:table-cell table:style-name="ce19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5">
            <text:p>35</text:p>
          </table:table-cell>
          <table:table-cell table:style-name="ce19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6">
            <text:p>36</text:p>
          </table:table-cell>
          <table:table-cell table:style-name="ce19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7">
            <text:p>37</text:p>
          </table:table-cell>
          <table:table-cell table:style-name="ce19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8">
            <text:p>38</text:p>
          </table:table-cell>
          <table:table-cell table:style-name="ce19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9">
            <text:p>39</text:p>
          </table:table-cell>
          <table:table-cell table:style-name="ce19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0">
            <text:p>40</text:p>
          </table:table-cell>
          <table:table-cell table:style-name="ce19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1">
            <text:p>41</text:p>
          </table:table-cell>
          <table:table-cell table:style-name="ce19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2">
            <text:p>42</text:p>
          </table:table-cell>
          <table:table-cell table:style-name="ce19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3">
            <text:p>43</text:p>
          </table:table-cell>
          <table:table-cell table:style-name="ce19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4">
            <text:p>44</text:p>
          </table:table-cell>
          <table:table-cell table:style-name="ce19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5">
            <text:p>45</text:p>
          </table:table-cell>
          <table:table-cell table:style-name="ce19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6">
            <text:p>46</text:p>
          </table:table-cell>
          <table:table-cell table:style-name="ce19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7">
            <text:p>47</text:p>
          </table:table-cell>
          <table:table-cell table:style-name="ce19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8">
            <text:p>48</text:p>
          </table:table-cell>
          <table:table-cell table:style-name="ce19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9">
            <text:p>49</text:p>
          </table:table-cell>
          <table:table-cell table:style-name="ce19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0">
            <text:p>50</text:p>
          </table:table-cell>
          <table:table-cell table:style-name="ce19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1">
            <text:p>51</text:p>
          </table:table-cell>
          <table:table-cell table:style-name="ce19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2">
            <text:p>52</text:p>
          </table:table-cell>
          <table:table-cell table:style-name="ce19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3">
            <text:p>53</text:p>
          </table:table-cell>
          <table:table-cell table:style-name="ce19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4">
            <text:p>54</text:p>
          </table:table-cell>
          <table:table-cell table:style-name="ce19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5">
            <text:p>55</text:p>
          </table:table-cell>
          <table:table-cell table:style-name="ce19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6">
            <text:p>56</text:p>
          </table:table-cell>
          <table:table-cell table:style-name="ce19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7">
            <text:p>57</text:p>
          </table:table-cell>
          <table:table-cell table:style-name="ce19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8">
            <text:p>58</text:p>
          </table:table-cell>
          <table:table-cell table:style-name="ce19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9">
            <text:p>59</text:p>
          </table:table-cell>
          <table:table-cell table:style-name="ce19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0">
            <text:p>60</text:p>
          </table:table-cell>
          <table:table-cell table:style-name="ce19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1">
            <text:p>61</text:p>
          </table:table-cell>
          <table:table-cell table:style-name="ce19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2">
            <text:p>62</text:p>
          </table:table-cell>
          <table:table-cell table:style-name="ce19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3">
            <text:p>63</text:p>
          </table:table-cell>
          <table:table-cell table:style-name="ce19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4">
            <text:p>64</text:p>
          </table:table-cell>
          <table:table-cell table:style-name="ce19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5">
            <text:p>65</text:p>
          </table:table-cell>
          <table:table-cell table:style-name="ce19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6">
            <text:p>66</text:p>
          </table:table-cell>
          <table:table-cell table:style-name="ce19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7">
            <text:p>67</text:p>
          </table:table-cell>
          <table:table-cell table:style-name="ce19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8">
            <text:p>68</text:p>
          </table:table-cell>
          <table:table-cell table:style-name="ce19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9">
            <text:p>69</text:p>
          </table:table-cell>
          <table:table-cell table:style-name="ce19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0">
            <text:p>70</text:p>
          </table:table-cell>
          <table:table-cell table:style-name="ce19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1">
            <text:p>71</text:p>
          </table:table-cell>
          <table:table-cell table:style-name="ce19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2">
            <text:p>72</text:p>
          </table:table-cell>
          <table:table-cell table:style-name="ce19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3">
            <text:p>73</text:p>
          </table:table-cell>
          <table:table-cell table:style-name="ce19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4">
            <text:p>74</text:p>
          </table:table-cell>
          <table:table-cell table:style-name="ce19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5">
            <text:p>75</text:p>
          </table:table-cell>
          <table:table-cell table:style-name="ce19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6">
            <text:p>76</text:p>
          </table:table-cell>
          <table:table-cell table:style-name="ce19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7">
            <text:p>77</text:p>
          </table:table-cell>
          <table:table-cell table:style-name="ce19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8">
            <text:p>78</text:p>
          </table:table-cell>
          <table:table-cell table:style-name="ce19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9">
            <text:p>79</text:p>
          </table:table-cell>
          <table:table-cell table:style-name="ce19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0">
            <text:p>80</text:p>
          </table:table-cell>
          <table:table-cell table:style-name="ce19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1">
            <text:p>81</text:p>
          </table:table-cell>
          <table:table-cell table:style-name="ce19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2">
            <text:p>82</text:p>
          </table:table-cell>
          <table:table-cell table:style-name="ce19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3">
            <text:p>83</text:p>
          </table:table-cell>
          <table:table-cell table:style-name="ce19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4">
            <text:p>84</text:p>
          </table:table-cell>
          <table:table-cell table:style-name="ce19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5">
            <text:p>85</text:p>
          </table:table-cell>
          <table:table-cell table:style-name="ce19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6">
            <text:p>86</text:p>
          </table:table-cell>
          <table:table-cell table:style-name="ce19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7">
            <text:p>87</text:p>
          </table:table-cell>
          <table:table-cell table:style-name="ce19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8">
            <text:p>88</text:p>
          </table:table-cell>
          <table:table-cell table:style-name="ce19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9">
            <text:p>89</text:p>
          </table:table-cell>
          <table:table-cell table:style-name="ce19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0">
            <text:p>90</text:p>
          </table:table-cell>
          <table:table-cell table:style-name="ce19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1">
            <text:p>91</text:p>
          </table:table-cell>
          <table:table-cell table:style-name="ce19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2">
            <text:p>92</text:p>
          </table:table-cell>
          <table:table-cell table:style-name="ce19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3">
            <text:p>93</text:p>
          </table:table-cell>
          <table:table-cell table:style-name="ce19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4">
            <text:p>94</text:p>
          </table:table-cell>
          <table:table-cell table:style-name="ce19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5">
            <text:p>95</text:p>
          </table:table-cell>
          <table:table-cell table:style-name="ce19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6">
            <text:p>96</text:p>
          </table:table-cell>
          <table:table-cell table:style-name="ce19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7">
            <text:p>97</text:p>
          </table:table-cell>
          <table:table-cell table:style-name="ce19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8">
            <text:p>98</text:p>
          </table:table-cell>
          <table:table-cell table:style-name="ce19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9">
            <text:p>99</text:p>
          </table:table-cell>
          <table:table-cell table:style-name="ce19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0">
            <text:p>100</text:p>
          </table:table-cell>
          <table:table-cell table:style-name="ce19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1">
            <text:p>101</text:p>
          </table:table-cell>
          <table:table-cell table:style-name="ce19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2">
            <text:p>102</text:p>
          </table:table-cell>
          <table:table-cell table:style-name="ce19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3">
            <text:p>103</text:p>
          </table:table-cell>
          <table:table-cell table:style-name="ce19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4">
            <text:p>104</text:p>
          </table:table-cell>
          <table:table-cell table:style-name="ce19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5">
            <text:p>105</text:p>
          </table:table-cell>
          <table:table-cell table:style-name="ce19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6">
            <text:p>106</text:p>
          </table:table-cell>
          <table:table-cell table:style-name="ce19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7">
            <text:p>107</text:p>
          </table:table-cell>
          <table:table-cell table:style-name="ce19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8">
            <text:p>108</text:p>
          </table:table-cell>
          <table:table-cell table:style-name="ce19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9">
            <text:p>109</text:p>
          </table:table-cell>
          <table:table-cell table:style-name="ce19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0">
            <text:p>110</text:p>
          </table:table-cell>
          <table:table-cell table:style-name="ce19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1">
            <text:p>111</text:p>
          </table:table-cell>
          <table:table-cell table:style-name="ce19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2">
            <text:p>112</text:p>
          </table:table-cell>
          <table:table-cell table:style-name="ce19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3">
            <text:p>113</text:p>
          </table:table-cell>
          <table:table-cell table:style-name="ce19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4">
            <text:p>114</text:p>
          </table:table-cell>
          <table:table-cell table:style-name="ce19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5">
            <text:p>115</text:p>
          </table:table-cell>
          <table:table-cell table:style-name="ce19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6">
            <text:p>116</text:p>
          </table:table-cell>
          <table:table-cell table:style-name="ce19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7">
            <text:p>117</text:p>
          </table:table-cell>
          <table:table-cell table:style-name="ce19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8">
            <text:p>118</text:p>
          </table:table-cell>
          <table:table-cell table:style-name="ce19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9">
            <text:p>119</text:p>
          </table:table-cell>
          <table:table-cell table:style-name="ce19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0">
            <text:p>120</text:p>
          </table:table-cell>
          <table:table-cell table:style-name="ce19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1">
            <text:p>121</text:p>
          </table:table-cell>
          <table:table-cell table:style-name="ce19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2">
            <text:p>122</text:p>
          </table:table-cell>
          <table:table-cell table:style-name="ce19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3">
            <text:p>123</text:p>
          </table:table-cell>
          <table:table-cell table:style-name="ce19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4">
            <text:p>124</text:p>
          </table:table-cell>
          <table:table-cell table:style-name="ce19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5">
            <text:p>125</text:p>
          </table:table-cell>
          <table:table-cell table:style-name="ce19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6">
            <text:p>126</text:p>
          </table:table-cell>
          <table:table-cell table:style-name="ce19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7">
            <text:p>127</text:p>
          </table:table-cell>
          <table:table-cell table:style-name="ce19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8">
            <text:p>128</text:p>
          </table:table-cell>
          <table:table-cell table:style-name="ce19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9">
            <text:p>129</text:p>
          </table:table-cell>
          <table:table-cell table:style-name="ce19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0">
            <text:p>130</text:p>
          </table:table-cell>
          <table:table-cell table:style-name="ce19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1">
            <text:p>131</text:p>
          </table:table-cell>
          <table:table-cell table:style-name="ce19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2">
            <text:p>132</text:p>
          </table:table-cell>
          <table:table-cell table:style-name="ce19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3">
            <text:p>133</text:p>
          </table:table-cell>
          <table:table-cell table:style-name="ce19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4">
            <text:p>134</text:p>
          </table:table-cell>
          <table:table-cell table:style-name="ce19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5">
            <text:p>135</text:p>
          </table:table-cell>
          <table:table-cell table:style-name="ce19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6">
            <text:p>136</text:p>
          </table:table-cell>
          <table:table-cell table:style-name="ce19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7">
            <text:p>137</text:p>
          </table:table-cell>
          <table:table-cell table:style-name="ce19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8">
            <text:p>138</text:p>
          </table:table-cell>
          <table:table-cell table:style-name="ce19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9">
            <text:p>139</text:p>
          </table:table-cell>
          <table:table-cell table:style-name="ce19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0">
            <text:p>140</text:p>
          </table:table-cell>
          <table:table-cell table:style-name="ce19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1">
            <text:p>141</text:p>
          </table:table-cell>
          <table:table-cell table:style-name="ce19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2">
            <text:p>142</text:p>
          </table:table-cell>
          <table:table-cell table:style-name="ce19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3">
            <text:p>143</text:p>
          </table:table-cell>
          <table:table-cell table:style-name="ce19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4">
            <text:p>144</text:p>
          </table:table-cell>
          <table:table-cell table:style-name="ce19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5">
            <text:p>145</text:p>
          </table:table-cell>
          <table:table-cell table:style-name="ce19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6">
            <text:p>146</text:p>
          </table:table-cell>
          <table:table-cell table:style-name="ce19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7">
            <text:p>147</text:p>
          </table:table-cell>
          <table:table-cell table:style-name="ce19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17" office:value-type="string">
            <text:p>led_5mm_blue</text:p>
          </table:table-cell>
          <table:table-cell table:style-name="ce29" office:value-type="float" office:value="3.54">
            <text:p>3.5400</text:p>
          </table:table-cell>
          <table:table-cell table:style-name="ce29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Generic</text:p>
          </table:table-cell>
          <table:table-cell table:style-name="ce17" office:value-type="string">
            <text:p>3mm or 5mm LED, any Color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Debug LED</text:p>
          </table:table-cell>
          <table:table-cell table:number-columns-repeated="1012"/>
        </table:table-row>
        <table:table-row table:style-name="ro5">
          <table:table-cell table:style-name="ce13" office:value-type="float" office:value="148">
            <text:p>148</text:p>
          </table:table-cell>
          <table:table-cell table:style-name="ce19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17" office:value-type="string">
            <text:p>led_5mm_blue</text:p>
          </table:table-cell>
          <table:table-cell table:style-name="ce29" office:value-type="float" office:value="4.23">
            <text:p>4.2300</text:p>
          </table:table-cell>
          <table:table-cell table:style-name="ce29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Generic</text:p>
          </table:table-cell>
          <table:table-cell table:style-name="ce17" office:value-type="string">
            <text:p>3mm or 5mm LED, any Color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Power On LED</text:p>
          </table:table-cell>
          <table:table-cell table:number-columns-repeated="1012"/>
        </table:table-row>
        <table:table-row table:style-name="ro5">
          <table:table-cell table:style-name="ce13" office:value-type="float" office:value="149">
            <text:p>149</text:p>
          </table:table-cell>
          <table:table-cell table:style-name="ce19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17" office:value-type="string">
            <text:p>SCK-24_600_ELL</text:p>
          </table:table-cell>
          <table:table-cell table:style-name="ce29" office:value-type="float" office:value="2.185">
            <text:p>2.1850</text:p>
          </table:table-cell>
          <table:table-cell table:style-name="ce29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number-columns-repeated="1012"/>
        </table:table-row>
        <table:table-row table:style-name="ro5">
          <table:table-cell table:style-name="ce13" office:value-type="float" office:value="150">
            <text:p>150</text:p>
          </table:table-cell>
          <table:table-cell table:style-name="ce19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17" office:value-type="string">
            <text:p>Fram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Ikea or Non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51">
            <text:p>151</text:p>
          </table:table-cell>
          <table:table-cell table:style-name="ce19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17" office:value-type="string">
            <text:p>FacePlat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52">
            <text:p>152</text:p>
          </table:table-cell>
          <table:table-cell table:style-name="ce19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17" office:value-type="string">
            <text:p>con-hirose-UX60-MB-5S8</text:p>
          </table:table-cell>
          <table:table-cell table:style-name="ce29" office:value-type="float" office:value="7.19">
            <text:p>7.1900</text:p>
          </table:table-cell>
          <table:table-cell table:style-name="ce29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Mini Socket</text:p>
          </table:table-cell>
          <table:table-cell table:number-columns-repeated="1012"/>
        </table:table-row>
        <table:table-row table:style-name="ro5">
          <table:table-cell table:style-name="ce13" office:value-type="float" office:value="153">
            <text:p>153</text:p>
          </table:table-cell>
          <table:table-cell table:style-name="ce19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17" office:value-type="string">
            <text:p>con-usb-USB-B-H</text:p>
          </table:table-cell>
          <table:table-cell table:style-name="ce29" office:value-type="float" office:value="6.675">
            <text:p>6.6750</text:p>
          </table:table-cell>
          <table:table-cell table:style-name="ce29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/>
          <table:table-cell table:style-name="ce23" office:value-type="string">
            <text:p>USB-B, Socket</text:p>
          </table:table-cell>
          <table:table-cell table:number-columns-repeated="1012"/>
        </table:table-row>
        <table:table-row table:style-name="ro5">
          <table:table-cell table:style-name="ce13" office:value-type="float" office:value="154">
            <text:p>154</text:p>
          </table:table-cell>
          <table:table-cell table:style-name="ce19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17" office:value-type="string">
            <text:p>JACK_ALIM</text:p>
          </table:table-cell>
          <table:table-cell table:style-name="ce29" office:value-type="float" office:value="6.4875">
            <text:p>6.4875</text:p>
          </table:table-cell>
          <table:table-cell table:style-name="ce29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number-columns-repeated="1012"/>
        </table:table-row>
        <table:table-row table:style-name="ro5">
          <table:table-cell table:style-name="ce13" office:value-type="float" office:value="155">
            <text:p>155</text:p>
          </table:table-cell>
          <table:table-cell table:style-name="ce19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17" office:value-type="string">
            <text:p>SEL</text:p>
          </table:table-cell>
          <table:table-cell table:style-name="ce29" office:value-type="float" office:value="2.3">
            <text:p>2.3000</text:p>
          </table:table-cell>
          <table:table-cell table:style-name="ce29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3 pin, for PWR_SEL</text:p>
          </table:table-cell>
          <table:table-cell table:number-columns-repeated="1012"/>
        </table:table-row>
        <table:table-row table:style-name="ro5">
          <table:table-cell table:style-name="ce13" office:value-type="float" office:value="156">
            <text:p>156</text:p>
          </table:table-cell>
          <table:table-cell table:style-name="ce19" office:value-type="string">
            <text:p>*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scripts/dksearch/dksus.dll?vendor=0&amp;keywords=+XJ8A-021">DigiKey</text:a></text:p>
          </table:table-cell>
          <table:table-cell table:style-name="ce17" office:value-type="string">
            <text:p>XJ8A-021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number-columns-repeated="1012"/>
        </table:table-row>
        <table:table-row table:style-name="ro5">
          <table:table-cell table:style-name="ce13" office:value-type="float" office:value="157">
            <text:p>157</text:p>
          </table:table-cell>
          <table:table-cell table:style-name="ce19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17" office:value-type="string">
            <text:p>pin_strip_3</text:p>
          </table:table-cell>
          <table:table-cell table:style-name="ce29" office:value-type="float" office:value="2.3">
            <text:p>2.3000</text:p>
          </table:table-cell>
          <table:table-cell table:style-name="ce29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3 pin, for LED_ENABLE</text:p>
          </table:table-cell>
          <table:table-cell table:number-columns-repeated="1012"/>
        </table:table-row>
        <table:table-row table:style-name="ro5">
          <table:table-cell table:style-name="ce13" office:value-type="float" office:value="158">
            <text:p>158</text:p>
          </table:table-cell>
          <table:table-cell table:style-name="ce19" office:value-type="string">
            <text:p>*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scripts/dksearch/dksus.dll?vendor=0&amp;keywords=+XJ8A-021">DigiKey</text:a></text:p>
          </table:table-cell>
          <table:table-cell table:style-name="ce17" office:value-type="string">
            <text:p>XJ8A-021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number-columns-repeated="1012"/>
        </table:table-row>
        <table:table-row table:style-name="ro5">
          <table:table-cell table:style-name="ce13" office:value-type="float" office:value="159">
            <text:p>159</text:p>
          </table:table-cell>
          <table:table-cell table:style-name="ce19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17" office:value-type="string">
            <text:p>7Seg_Sel</text:p>
          </table:table-cell>
          <table:table-cell table:style-name="ce29" office:value-type="float" office:value="5.2275">
            <text:p>5.2275</text:p>
          </table:table-cell>
          <table:table-cell table:style-name="ce29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lder Bridge for uC pin selection</text:p>
          </table:table-cell>
          <table:table-cell table:number-columns-repeated="1012"/>
        </table:table-row>
        <table:table-row table:style-name="ro5">
          <table:table-cell table:style-name="ce13" office:value-type="float" office:value="160">
            <text:p>160</text:p>
          </table:table-cell>
          <table:table-cell table:style-name="ce19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17" office:value-type="string">
            <text:p>pin_strip_2</text:p>
          </table:table-cell>
          <table:table-cell table:style-name="ce29" office:value-type="float" office:value="7.12">
            <text:p>7.1200</text:p>
          </table:table-cell>
          <table:table-cell table:style-name="ce29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3 pin, Link for INT RTC, OPEN for EXT RTC</text:p>
          </table:table-cell>
          <table:table-cell table:number-columns-repeated="1012"/>
        </table:table-row>
        <table:table-row table:style-name="ro6">
          <table:table-cell table:style-name="ce13"/>
          <table:table-cell table:style-name="ce13" office:value-type="string">
            <text:p>*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scripts/dksearch/dksus.dll?vendor=0&amp;keywords=+XJ8A-021">DigiKey</text:a></text:p>
          </table:table-cell>
          <table:table-cell table:style-name="ce17" office:value-type="string">
            <text:p>XJ8A-021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number-columns-repeated="1012"/>
        </table:table-row>
        <table:table-row table:style-name="ro5">
          <table:table-cell table:style-name="ce13" office:value-type="float" office:value="162">
            <text:p>162</text:p>
          </table:table-cell>
          <table:table-cell table:style-name="ce19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17" office:value-type="string">
            <text:p>pin_strip_2</text:p>
          </table:table-cell>
          <table:table-cell table:style-name="ce29" office:value-type="float" office:value="7.12">
            <text:p>7.1200</text:p>
          </table:table-cell>
          <table:table-cell table:style-name="ce29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3 pin, Link for INT RTC, OPEN for EXT RTC</text:p>
          </table:table-cell>
          <table:table-cell table:number-columns-repeated="1012"/>
        </table:table-row>
        <table:table-row table:style-name="ro6">
          <table:table-cell table:style-name="ce13"/>
          <table:table-cell table:style-name="ce13" office:value-type="string">
            <text:p>*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scripts/dksearch/dksus.dll?vendor=0&amp;keywords=+XJ8A-021">DigiKey</text:a></text:p>
          </table:table-cell>
          <table:table-cell table:style-name="ce17" office:value-type="string">
            <text:p>XJ8A-021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number-columns-repeated="1012"/>
        </table:table-row>
        <table:table-row table:style-name="ro5">
          <table:table-cell table:style-name="ce13" office:value-type="float" office:value="164">
            <text:p>164</text:p>
          </table:table-cell>
          <table:table-cell table:style-name="ce19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17" office:value-type="string">
            <text:p>pin_strip_8</text:p>
          </table:table-cell>
          <table:table-cell table:style-name="ce29" office:value-type="float" office:value="5.185">
            <text:p>5.1850</text:p>
          </table:table-cell>
          <table:table-cell table:style-name="ce29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number-columns-repeated="1012"/>
        </table:table-row>
        <table:table-row table:style-name="ro5">
          <table:table-cell table:style-name="ce13" office:value-type="float" office:value="165">
            <text:p>165</text:p>
          </table:table-cell>
          <table:table-cell table:style-name="ce19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17" office:value-type="string">
            <text:p>pin_strip_6-90</text:p>
          </table:table-cell>
          <table:table-cell table:style-name="ce29" office:value-type="float" office:value="1.75">
            <text:p>1.7500</text:p>
          </table:table-cell>
          <table:table-cell table:style-name="ce29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23" office:value-type="string">
            <text:p>Header, 6 pin, right angle</text:p>
          </table:table-cell>
          <table:table-cell table:number-columns-repeated="1012"/>
        </table:table-row>
        <table:table-row table:style-name="ro5">
          <table:table-cell table:style-name="ce13" office:value-type="float" office:value="166">
            <text:p>166</text:p>
          </table:table-cell>
          <table:table-cell table:style-name="ce19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67">
            <text:p>167</text:p>
          </table:table-cell>
          <table:table-cell table:style-name="ce19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68">
            <text:p>168</text:p>
          </table:table-cell>
          <table:table-cell table:style-name="ce19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69">
            <text:p>169</text:p>
          </table:table-cell>
          <table:table-cell table:style-name="ce19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70">
            <text:p>170</text:p>
          </table:table-cell>
          <table:table-cell table:style-name="ce19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17" office:value-type="string">
            <text:p>pin_strip_3x2</text:p>
          </table:table-cell>
          <table:table-cell table:style-name="ce29" office:value-type="float" office:value="2.65">
            <text:p>2.6500</text:p>
          </table:table-cell>
          <table:table-cell table:style-name="ce29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number-columns-repeated="1012"/>
        </table:table-row>
        <table:table-row table:style-name="ro5">
          <table:table-cell table:style-name="ce13" office:value-type="float" office:value="171">
            <text:p>171</text:p>
          </table:table-cell>
          <table:table-cell table:style-name="ce19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72">
            <text:p>172</text:p>
          </table:table-cell>
          <table:table-cell table:style-name="ce19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73">
            <text:p>173</text:p>
          </table:table-cell>
          <table:table-cell table:style-name="ce19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74">
            <text:p>174</text:p>
          </table:table-cell>
          <table:table-cell table:style-name="ce19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75">
            <text:p>175</text:p>
          </table:table-cell>
          <table:table-cell table:style-name="ce19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76">
            <text:p>176</text:p>
          </table:table-cell>
          <table:table-cell table:style-name="ce19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77">
            <text:p>177</text:p>
          </table:table-cell>
          <table:table-cell table:style-name="ce19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78">
            <text:p>178</text:p>
          </table:table-cell>
          <table:table-cell table:style-name="ce19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79">
            <text:p>179</text:p>
          </table:table-cell>
          <table:table-cell table:style-name="ce19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0">
            <text:p>180</text:p>
          </table:table-cell>
          <table:table-cell table:style-name="ce19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1">
            <text:p>181</text:p>
          </table:table-cell>
          <table:table-cell table:style-name="ce19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2">
            <text:p>182</text:p>
          </table:table-cell>
          <table:table-cell table:style-name="ce19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3">
            <text:p>183</text:p>
          </table:table-cell>
          <table:table-cell table:style-name="ce19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4">
            <text:p>184</text:p>
          </table:table-cell>
          <table:table-cell table:style-name="ce19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5">
            <text:p>185</text:p>
          </table:table-cell>
          <table:table-cell table:style-name="ce19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6">
            <text:p>186</text:p>
          </table:table-cell>
          <table:table-cell table:style-name="ce19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7">
            <text:p>187</text:p>
          </table:table-cell>
          <table:table-cell table:style-name="ce19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8">
            <text:p>188</text:p>
          </table:table-cell>
          <table:table-cell table:style-name="ce19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5">
          <table:table-cell table:style-name="ce13" office:value-type="float" office:value="189">
            <text:p>189</text:p>
          </table:table-cell>
          <table:table-cell table:style-name="ce19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17" office:value-type="string">
            <text:p>pin_sck_4-90</text:p>
          </table:table-cell>
          <table:table-cell table:style-name="ce29" office:value-type="float" office:value="1.4">
            <text:p>1.4000</text:p>
          </table:table-cell>
          <table:table-cell table:style-name="ce29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number-columns-repeated="1012"/>
        </table:table-row>
        <table:table-row table:style-name="ro5">
          <table:table-cell table:style-name="ce13" office:value-type="float" office:value="190">
            <text:p>190</text:p>
          </table:table-cell>
          <table:table-cell table:style-name="ce19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17" office:value-type="string">
            <text:p>pin_strip_4-90</text:p>
          </table:table-cell>
          <table:table-cell table:style-name="ce29" office:value-type="float" office:value="7.26">
            <text:p>7.2600</text:p>
          </table:table-cell>
          <table:table-cell table:style-name="ce29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number-columns-repeated="1012"/>
        </table:table-row>
        <table:table-row table:style-name="ro5">
          <table:table-cell table:style-name="ce13" office:value-type="float" office:value="191">
            <text:p>191</text:p>
          </table:table-cell>
          <table:table-cell table:style-name="ce19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Pad01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2" office:value-type="string">
            <text:p>Break Out Pad, no component</text:p>
          </table:table-cell>
          <table:table-cell table:style-name="ce32"/>
          <table:table-cell table:style-name="ce23" office:value-type="string">
            <text:p>ATMega Port PC2</text:p>
          </table:table-cell>
          <table:table-cell table:number-columns-repeated="1012"/>
        </table:table-row>
        <table:table-row table:style-name="ro5">
          <table:table-cell table:style-name="ce13" office:value-type="float" office:value="192">
            <text:p>192</text:p>
          </table:table-cell>
          <table:table-cell table:style-name="ce19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3">
            <text:p>193</text:p>
          </table:table-cell>
          <table:table-cell table:style-name="ce19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4">
            <text:p>194</text:p>
          </table:table-cell>
          <table:table-cell table:style-name="ce19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5">
            <text:p>195</text:p>
          </table:table-cell>
          <table:table-cell table:style-name="ce19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6">
            <text:p>196</text:p>
          </table:table-cell>
          <table:table-cell table:style-name="ce19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7">
            <text:p>197</text:p>
          </table:table-cell>
          <table:table-cell table:style-name="ce19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8">
            <text:p>198</text:p>
          </table:table-cell>
          <table:table-cell table:style-name="ce19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office:value-type="string">
            <text:p>PCB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2" office:value-type="string">
            <text:p>Main Board, seee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9">
            <text:p>199</text:p>
          </table:table-cell>
          <table:table-cell table:style-name="ce19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6.835">
            <text:p>6.835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0">
            <text:p>200</text:p>
          </table:table-cell>
          <table:table-cell table:style-name="ce19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6.515">
            <text:p>6.515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1">
            <text:p>201</text:p>
          </table:table-cell>
          <table:table-cell table:style-name="ce19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6.18">
            <text:p>6.1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2">
            <text:p>202</text:p>
          </table:table-cell>
          <table:table-cell table:style-name="ce19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5.82">
            <text:p>5.8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3">
            <text:p>203</text:p>
          </table:table-cell>
          <table:table-cell table:style-name="ce19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5.46">
            <text:p>5.4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4">
            <text:p>204</text:p>
          </table:table-cell>
          <table:table-cell table:style-name="ce19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5.1">
            <text:p>5.1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5">
            <text:p>205</text:p>
          </table:table-cell>
          <table:table-cell table:style-name="ce19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4.74">
            <text:p>4.74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6">
            <text:p>206</text:p>
          </table:table-cell>
          <table:table-cell table:style-name="ce19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4.38">
            <text:p>4.3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7">
            <text:p>207</text:p>
          </table:table-cell>
          <table:table-cell table:style-name="ce19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4.02">
            <text:p>4.0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8">
            <text:p>208</text:p>
          </table:table-cell>
          <table:table-cell table:style-name="ce19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3.66">
            <text:p>3.6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9">
            <text:p>209</text:p>
          </table:table-cell>
          <table:table-cell table:style-name="ce19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0">
            <text:p>210</text:p>
          </table:table-cell>
          <table:table-cell table:style-name="ce19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2.94">
            <text:p>2.94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1">
            <text:p>211</text:p>
          </table:table-cell>
          <table:table-cell table:style-name="ce19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2.58">
            <text:p>2.5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2">
            <text:p>212</text:p>
          </table:table-cell>
          <table:table-cell table:style-name="ce19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2.22">
            <text:p>2.2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3">
            <text:p>213</text:p>
          </table:table-cell>
          <table:table-cell table:style-name="ce19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1.9">
            <text:p>1.9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4">
            <text:p>214</text:p>
          </table:table-cell>
          <table:table-cell table:style-name="ce19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1.66">
            <text:p>1.6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5">
            <text:p>215</text:p>
          </table:table-cell>
          <table:table-cell table:style-name="ce19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3.05">
            <text:p>3.0500</text:p>
          </table:table-cell>
          <table:table-cell table:style-name="ce29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6">
            <text:p>216</text:p>
          </table:table-cell>
          <table:table-cell table:style-name="ce19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6.76">
            <text:p>6.7600</text:p>
          </table:table-cell>
          <table:table-cell table:style-name="ce29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7">
            <text:p>217</text:p>
          </table:table-cell>
          <table:table-cell table:style-name="ce19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6.63">
            <text:p>6.6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8">
            <text:p>218</text:p>
          </table:table-cell>
          <table:table-cell table:style-name="ce19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6.295">
            <text:p>6.295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9">
            <text:p>219</text:p>
          </table:table-cell>
          <table:table-cell table:style-name="ce19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5.95">
            <text:p>5.9500</text:p>
          </table:table-cell>
          <table:table-cell table:style-name="ce29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0">
            <text:p>220</text:p>
          </table:table-cell>
          <table:table-cell table:style-name="ce19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5.59">
            <text:p>5.59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1">
            <text:p>221</text:p>
          </table:table-cell>
          <table:table-cell table:style-name="ce19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5.23">
            <text:p>5.2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2">
            <text:p>222</text:p>
          </table:table-cell>
          <table:table-cell table:style-name="ce19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4.87">
            <text:p>4.87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3">
            <text:p>223</text:p>
          </table:table-cell>
          <table:table-cell table:style-name="ce19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4.51">
            <text:p>4.5100</text:p>
          </table:table-cell>
          <table:table-cell table:style-name="ce29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4">
            <text:p>224</text:p>
          </table:table-cell>
          <table:table-cell table:style-name="ce19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4.15">
            <text:p>4.15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5">
            <text:p>225</text:p>
          </table:table-cell>
          <table:table-cell table:style-name="ce19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3.79">
            <text:p>3.79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6">
            <text:p>226</text:p>
          </table:table-cell>
          <table:table-cell table:style-name="ce19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3.43">
            <text:p>3.4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7">
            <text:p>227</text:p>
          </table:table-cell>
          <table:table-cell table:style-name="ce19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3.07">
            <text:p>3.07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8">
            <text:p>228</text:p>
          </table:table-cell>
          <table:table-cell table:style-name="ce19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2.71">
            <text:p>2.71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9">
            <text:p>229</text:p>
          </table:table-cell>
          <table:table-cell table:style-name="ce19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2.35">
            <text:p>2.35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0">
            <text:p>230</text:p>
          </table:table-cell>
          <table:table-cell table:style-name="ce19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2.015">
            <text:p>2.015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1">
            <text:p>231</text:p>
          </table:table-cell>
          <table:table-cell table:style-name="ce19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1.965">
            <text:p>1.9650</text:p>
          </table:table-cell>
          <table:table-cell table:style-name="ce29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2">
            <text:p>232</text:p>
          </table:table-cell>
          <table:table-cell table:style-name="ce19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1.8725">
            <text:p>1.8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3">
            <text:p>233</text:p>
          </table:table-cell>
          <table:table-cell table:style-name="ce19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2.4725">
            <text:p>2.4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4">
            <text:p>234</text:p>
          </table:table-cell>
          <table:table-cell table:style-name="ce19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0725">
            <text:p>3.0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5">
            <text:p>235</text:p>
          </table:table-cell>
          <table:table-cell table:style-name="ce19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17" office:value-type="string">
            <text:p>RC03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6">
            <text:p>236</text:p>
          </table:table-cell>
          <table:table-cell table:style-name="ce19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17" office:value-type="string">
            <text:p>RC03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7">
            <text:p>237</text:p>
          </table:table-cell>
          <table:table-cell table:style-name="ce19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99">
            <text:p>3.990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8">
            <text:p>238</text:p>
          </table:table-cell>
          <table:table-cell table:style-name="ce19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6725">
            <text:p>3.6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9">
            <text:p>239</text:p>
          </table:table-cell>
          <table:table-cell table:style-name="ce19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17" office:value-type="string">
            <text:p>RC03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0">
            <text:p>240</text:p>
          </table:table-cell>
          <table:table-cell table:style-name="ce19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17" office:value-type="string">
            <text:p>RC03</text:p>
          </table:table-cell>
          <table:table-cell table:style-name="ce29" office:value-type="float" office:value="3.09">
            <text:p>3.0900</text:p>
          </table:table-cell>
          <table:table-cell table:style-name="ce29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1">
            <text:p>241</text:p>
          </table:table-cell>
          <table:table-cell table:style-name="ce19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17" office:value-type="string">
            <text:p>RC03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2">
            <text:p>242</text:p>
          </table:table-cell>
          <table:table-cell table:style-name="ce19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17" office:value-type="string">
            <text:p>RC03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3">
            <text:p>243</text:p>
          </table:table-cell>
          <table:table-cell table:style-name="ce19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7075">
            <text:p>3.7075</text:p>
          </table:table-cell>
          <table:table-cell table:style-name="ce29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4">
            <text:p>244</text:p>
          </table:table-cell>
          <table:table-cell table:style-name="ce19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17" office:value-type="string">
            <text:p>pin_strip_2</text:p>
          </table:table-cell>
          <table:table-cell table:style-name="ce29" office:value-type="float" office:value="5.1">
            <text:p>5.1000</text:p>
          </table:table-cell>
          <table:table-cell table:style-name="ce29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r add 2 pin socket</text:p>
          </table:table-cell>
          <table:table-cell table:number-columns-repeated="1012"/>
        </table:table-row>
        <table:table-row table:style-name="ro5">
          <table:table-cell table:style-name="ce13" office:value-type="float" office:value="245">
            <text:p>245</text:p>
          </table:table-cell>
          <table:table-cell table:style-name="ce19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17" office:value-type="string">
            <text:p>RC03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6">
            <text:p>246</text:p>
          </table:table-cell>
          <table:table-cell table:style-name="ce19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17" office:value-type="string">
            <text:p>Pot-Var2</text:p>
          </table:table-cell>
          <table:table-cell table:style-name="ce29" office:value-type="float" office:value="4.5">
            <text:p>4.5000</text:p>
          </table:table-cell>
          <table:table-cell table:style-name="ce29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2K00/CF18JT2K00CT-ND/2022749">DigiKey</text:a></text:p>
          </table:table-cell>
          <table:table-cell table:style-name="ce17" office:value-type="string">
            <text:p>CF18JT2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7">
            <text:p>247</text:p>
          </table:table-cell>
          <table:table-cell table:style-name="ce19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17" office:value-type="string">
            <text:p>RC03</text:p>
          </table:table-cell>
          <table:table-cell table:style-name="ce29" office:value-type="float" office:value="1.335">
            <text:p>1.3350</text:p>
          </table:table-cell>
          <table:table-cell table:style-name="ce29" office:value-type="float" office:value="1.91">
            <text:p>1.9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8">
            <text:p>248</text:p>
          </table:table-cell>
          <table:table-cell table:style-name="ce19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5.7025">
            <text:p>5.7025</text:p>
          </table:table-cell>
          <table:table-cell table:style-name="ce29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9">
            <text:p>249</text:p>
          </table:table-cell>
          <table:table-cell table:style-name="ce19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5.625">
            <text:p>5.6250</text:p>
          </table:table-cell>
          <table:table-cell table:style-name="ce29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0">
            <text:p>250</text:p>
          </table:table-cell>
          <table:table-cell table:style-name="ce19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5.7025">
            <text:p>5.7025</text:p>
          </table:table-cell>
          <table:table-cell table:style-name="ce29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1">
            <text:p>251</text:p>
          </table:table-cell>
          <table:table-cell table:style-name="ce19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table:number-columns-repeated="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2">
            <text:p>252</text:p>
          </table:table-cell>
          <table:table-cell table:style-name="ce19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17" office:value-type="string">
            <text:p>Speake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3">
            <text:p>253</text:p>
          </table:table-cell>
          <table:table-cell table:style-name="ce19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17" office:value-type="string">
            <text:p>SW_PB_V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4">
            <text:p>254</text:p>
          </table:table-cell>
          <table:table-cell table:style-name="ce19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17" office:value-type="string">
            <text:p>SW_PB_V</text:p>
          </table:table-cell>
          <table:table-cell table:style-name="ce29" office:value-type="float" office:value="2.7">
            <text:p>2.7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5">
            <text:p>255</text:p>
          </table:table-cell>
          <table:table-cell table:style-name="ce19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17" office:value-type="string">
            <text:p>SW_PB_V</text:p>
          </table:table-cell>
          <table:table-cell table:style-name="ce29" office:value-type="float" office:value="2.1">
            <text:p>2.1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6">
            <text:p>256</text:p>
          </table:table-cell>
          <table:table-cell table:style-name="ce19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17" office:value-type="string">
            <text:p>SW_PB_V</text:p>
          </table:table-cell>
          <table:table-cell table:style-name="ce29" office:value-type="float" office:value="1.5">
            <text:p>1.5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7">
            <text:p>257</text:p>
          </table:table-cell>
          <table:table-cell table:style-name="ce19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17" office:value-type="string">
            <text:p>SW_PB_V</text:p>
          </table:table-cell>
          <table:table-cell table:style-name="ce29" office:value-type="float" office:value="3.9">
            <text:p>3.9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8">
            <text:p>258</text:p>
          </table:table-cell>
          <table:table-cell table:style-name="ce19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1</text:p>
          </table:table-cell>
          <table:table-cell table:number-columns-repeated="1012"/>
        </table:table-row>
        <table:table-row table:style-name="ro5">
          <table:table-cell table:style-name="ce13" office:value-type="float" office:value="259">
            <text:p>259</text:p>
          </table:table-cell>
          <table:table-cell table:style-name="ce19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2.7">
            <text:p>2.7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2</text:p>
          </table:table-cell>
          <table:table-cell table:number-columns-repeated="1012"/>
        </table:table-row>
        <table:table-row table:style-name="ro5">
          <table:table-cell table:style-name="ce13" office:value-type="float" office:value="260">
            <text:p>260</text:p>
          </table:table-cell>
          <table:table-cell table:style-name="ce19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2.1">
            <text:p>2.1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3</text:p>
          </table:table-cell>
          <table:table-cell table:number-columns-repeated="1012"/>
        </table:table-row>
        <table:table-row table:style-name="ro5">
          <table:table-cell table:style-name="ce13" office:value-type="float" office:value="261">
            <text:p>261</text:p>
          </table:table-cell>
          <table:table-cell table:style-name="ce19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1.5">
            <text:p>1.5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4</text:p>
          </table:table-cell>
          <table:table-cell table:number-columns-repeated="1012"/>
        </table:table-row>
        <table:table-row table:style-name="ro5">
          <table:table-cell table:style-name="ce13" office:value-type="float" office:value="262">
            <text:p>262</text:p>
          </table:table-cell>
          <table:table-cell table:style-name="ce19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3.9">
            <text:p>3.9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5</text:p>
          </table:table-cell>
          <table:table-cell table:number-columns-repeated="1012"/>
        </table:table-row>
        <table:table-row table:style-name="ro5">
          <table:table-cell table:style-name="ce13" office:value-type="float" office:value="263">
            <text:p>263</text:p>
          </table:table-cell>
          <table:table-cell table:style-name="ce19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17" office:value-type="string">
            <text:p>dil_16-300_socket</text:p>
          </table:table-cell>
          <table:table-cell table:style-name="ce29" office:value-type="float" office:value="1.985">
            <text:p>1.9850</text:p>
          </table:table-cell>
          <table:table-cell table:style-name="ce29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/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 U1</text:p>
          </table:table-cell>
          <table:table-cell table:number-columns-repeated="1012"/>
        </table:table-row>
        <table:table-row table:style-name="ro5">
          <table:table-cell table:style-name="ce13" office:value-type="float" office:value="265">
            <text:p>265</text:p>
          </table:table-cell>
          <table:table-cell table:style-name="ce19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17" office:value-type="string">
            <text:p>TO-220_Horizontal</text:p>
          </table:table-cell>
          <table:table-cell table:style-name="ce29" office:value-type="float" office:value="6.1025">
            <text:p>6.1025</text:p>
          </table:table-cell>
          <table:table-cell table:style-name="ce29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2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wall wart with &gt;5V output</text:p>
          </table:table-cell>
          <table:table-cell table:number-columns-repeated="1012"/>
        </table:table-row>
        <table:table-row table:style-name="ro5">
          <table:table-cell table:style-name="ce13" office:value-type="float" office:value="266">
            <text:p>266</text:p>
          </table:table-cell>
          <table:table-cell table:style-name="ce19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17" office:value-type="string">
            <text:p>dil_28-300_socket</text:p>
          </table:table-cell>
          <table:table-cell table:style-name="ce29" office:value-type="float" office:value="3.49">
            <text:p>3.4900</text:p>
          </table:table-cell>
          <table:table-cell table:style-name="ce29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67">
            <text:p>267</text:p>
          </table:table-cell>
          <table:table-cell table:style-name="ce19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 U3</text:p>
          </table:table-cell>
          <table:table-cell table:number-columns-repeated="1012"/>
        </table:table-row>
        <table:table-row table:style-name="ro5">
          <table:table-cell table:style-name="ce13" office:value-type="float" office:value="268">
            <text:p>268</text:p>
          </table:table-cell>
          <table:table-cell table:style-name="ce19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17" office:value-type="string">
            <text:p>DIP-24__600_ELL</text:p>
          </table:table-cell>
          <table:table-cell table:style-name="ce29" office:value-type="float" office:value="5.12">
            <text:p>5.1200</text:p>
          </table:table-cell>
          <table:table-cell table:style-name="ce29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4">
          <table:table-cell/>
          <table:table-cell table:style-name="ce19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 U4</text:p>
          </table:table-cell>
          <table:table-cell table:number-columns-repeated="1012"/>
        </table:table-row>
        <table:table-row table:style-name="ro4">
          <table:table-cell/>
          <table:table-cell table:style-name="ce19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17" office:value-type="string">
            <text:p>DS3231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#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4">
          <table:table-cell/>
          <table:table-cell table:style-name="ce19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17" office:value-type="string">
            <text:p>XTAL</text:p>
          </table:table-cell>
          <table:table-cell table:style-name="ce29" office:value-type="float" office:value="3.24">
            <text:p>3.240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4" table:number-rows-repeated="10483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Assembly" table:style-name="ta1" table:print-ranges="BoM_Assembly.B1:BoM_Assembly.L297">
        <office:forms form:automatic-focus="false" form:apply-design-mode="false"/>
        <table:table-column table:style-name="co22" table:visibility="collapse" table:default-cell-style-name="ce36"/>
        <table:table-column table:style-name="co23" table:default-cell-style-name="ce10"/>
        <table:table-column table:style-name="co24" table:default-cell-style-name="ce10"/>
        <table:table-column table:style-name="co13" table:visibility="collapse" table:default-cell-style-name="ce14"/>
        <table:table-column table:style-name="co5" table:visibility="collapse" table:number-columns-repeated="3" table:default-cell-style-name="ce14"/>
        <table:table-column table:style-name="co18" table:visibility="collapse" table:default-cell-style-name="ce10"/>
        <table:table-column table:style-name="co18" table:default-cell-style-name="ce10"/>
        <table:table-column table:style-name="co19" table:default-cell-style-name="ce31"/>
        <table:table-column table:style-name="co25" table:default-cell-style-name="ce31"/>
        <table:table-column table:style-name="co21" table:default-cell-style-name="ce10"/>
        <table:table-column table:style-name="co5" table:number-columns-repeated="1012" table:default-cell-style-name="ce10"/>
        <table:table-header-rows>
          <table:table-row table:style-name="ro7">
            <table:table-cell table:style-name="ce35"/>
            <table:table-cell table:style-name="ce37" office:value-type="string">
              <text:p>C3Jr_v2 : PARTS LIST (BoM)</text:p>
            </table:table-cell>
            <table:table-cell table:style-name="ce20"/>
            <table:table-cell table:style-name="ce25" table:number-columns-repeated="4"/>
            <table:table-cell table:style-name="ce20" table:number-columns-repeated="2"/>
            <table:table-cell table:style-name="ce30" table:number-columns-repeated="2"/>
            <table:table-cell table:style-name="ce33"/>
            <table:table-cell table:style-name="ce21" table:number-columns-repeated="1012"/>
          </table:table-row>
          <table:table-row table:style-name="ro7" table:visibility="collapse">
            <table:table-cell table:style-name="ce35"/>
            <table:table-cell table:style-name="ce38"/>
            <table:table-cell table:style-name="ce21"/>
            <table:table-cell table:style-name="ce41" table:number-columns-repeated="4"/>
            <table:table-cell table:style-name="ce21" table:number-columns-repeated="2"/>
            <table:table-cell table:style-name="ce42" table:number-columns-repeated="3"/>
            <table:table-cell table:style-name="ce21" table:number-columns-repeated="1012"/>
          </table:table-row>
          <table:table-row table:style-name="ro3" table:visibility="collapse">
            <table:table-cell table:style-name="ce1" office:value-type="string">
              <text:p>BoM, for Fabrication, with X, Y Position</text:p>
            </table:table-cell>
            <table:table-cell table:style-name="ce25"/>
            <table:table-cell table:style-name="ce24"/>
            <table:table-cell table:style-name="ce25"/>
            <table:table-cell table:style-name="ce26" table:number-columns-repeated="2"/>
            <table:table-cell table:style-name="ce25" table:number-columns-repeated="2"/>
            <table:table-cell table:style-name="ce20"/>
            <table:table-cell table:style-name="ce30"/>
            <table:table-cell table:style-name="ce33"/>
            <table:table-cell table:style-name="ce21"/>
            <table:table-cell table:number-columns-repeated="1012"/>
          </table:table-row>
          <table:table-row table:style-name="ro3">
            <table:table-cell table:style-name="ce14" table:number-columns-repeated="2"/>
            <table:table-cell table:style-name="ce5"/>
            <table:table-cell/>
            <table:table-cell table:style-name="ce27" table:number-columns-repeated="2"/>
            <table:table-cell/>
            <table:table-cell table:style-name="ce14"/>
            <table:table-cell table:number-columns-repeated="1016"/>
          </table:table-row>
          <table:table-row table:style-name="ro3">
            <table:table-cell table:style-name="ce12"/>
            <table:table-cell table:style-name="ce12" office:value-type="string">
              <text:p>ref</text:p>
            </table:table-cell>
            <table:table-cell table:style-name="ce3" office:value-type="string">
              <text:p>value</text:p>
            </table:table-cell>
            <table:table-cell table:style-name="ce16" office:value-type="string">
              <text:p>footprint</text:p>
            </table:table-cell>
            <table:table-cell table:style-name="ce28" office:value-type="string">
              <text:p>Position X</text:p>
            </table:table-cell>
            <table:table-cell table:style-name="ce28" office:value-type="string">
              <text:p>Position Y</text:p>
            </table:table-cell>
            <table:table-cell table:style-name="ce12" office:value-type="string">
              <text:p>Orientation</text:p>
            </table:table-cell>
            <table:table-cell table:style-name="ce12" office:value-type="string">
              <text:p>Layer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34" office:value-type="string">
              <text:p>NOTE1</text:p>
            </table:table-cell>
            <table:table-cell table:style-name="ce34" office:value-type="string">
              <text:p>NOTE 2</text:p>
            </table:table-cell>
            <table:table-cell table:number-columns-repeated="1012"/>
          </table:table-row>
        </table:table-header-rows>
        <table:table-row table:style-name="ro3" table:visibility="collapse">
          <table:table-cell table:style-name="ce13" office:value-type="float" office:value="1">
            <text:p>1</text:p>
          </table:table-cell>
          <table:table-cell table:style-name="ce19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17" office:value-type="string">
            <text:p>Baffl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2">
            <text:p>2</text:p>
          </table:table-cell>
          <table:table-cell table:style-name="ce19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17" office:value-type="string">
            <text:p>BackPlat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3">
            <text:p>3</text:p>
          </table:table-cell>
          <table:table-cell table:style-name="ce13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17" office:value-type="string">
            <text:p>CR2032</text:p>
          </table:table-cell>
          <table:table-cell table:style-name="ce29" office:value-type="float" office:value="6.34">
            <text:p>6.3400</text:p>
          </table:table-cell>
          <table:table-cell table:style-name="ce29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/>
          <table:table-cell table:style-name="ce13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17"/>
          <table:table-cell table:style-name="ce29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2032 Coin Battery for BT1 socket</text:p>
          </table:table-cell>
          <table:table-cell table:number-columns-repeated="1012"/>
        </table:table-row>
        <table:table-row table:style-name="ro6">
          <table:table-cell table:style-name="ce13" office:value-type="float" office:value="4">
            <text:p>4</text:p>
          </table:table-cell>
          <table:table-cell table:style-name="ce13" office:value-type="string">
            <text:p>C1, C2, C8</text:p>
          </table:table-cell>
          <table:table-cell table:style-name="ce7" office:value-type="string">
            <text:p>100u</text:p>
          </table:table-cell>
          <table:table-cell table:style-name="ce17" office:value-type="string">
            <text:p>CP_5x11mm</text:p>
          </table:table-cell>
          <table:table-cell table:style-name="ce29" office:value-type="float" office:value="1.7975">
            <text:p>1.7975</text:p>
          </table:table-cell>
          <table:table-cell table:style-name="ce29" office:value-type="float" office:value="9.0375">
            <text:p>9.03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23" office:value-type="string">
            <text:p>100uF/16V. C1, C2 only required if cascading C3Jr.</text:p>
          </table:table-cell>
          <table:table-cell table:number-columns-repeated="1012"/>
        </table:table-row>
        <table:table-row table:style-name="ro6" table:visibility="collapse">
          <table:table-cell table:style-name="ce13" office:value-type="float" office:value="5">
            <text:p>5</text:p>
          </table:table-cell>
          <table:table-cell table:style-name="ce13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17" office:value-type="string">
            <text:p>CP_5x11mm</text:p>
          </table:table-cell>
          <table:table-cell table:style-name="ce29" office:value-type="float" office:value="7.0775">
            <text:p>7.0775</text:p>
          </table:table-cell>
          <table:table-cell table:style-name="ce29" office:value-type="float" office:value="8.88">
            <text:p>8.88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 office:value-type="string">
            <text:p>Only required if cascading C3Jr</text:p>
          </table:table-cell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6">
            <text:p>6</text:p>
          </table:table-cell>
          <table:table-cell table:style-name="ce13" office:value-type="string">
            <text:p>C3, C4, C5, C6, C7, C9, C10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3.645">
            <text:p>3.645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">
            <text:p>7</text:p>
          </table:table-cell>
          <table:table-cell table:style-name="ce13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6.5075">
            <text:p>6.5075</text:p>
          </table:table-cell>
          <table:table-cell table:style-name="ce29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400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">
            <text:p>8</text:p>
          </table:table-cell>
          <table:table-cell table:style-name="ce13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1.4625">
            <text:p>1.4625</text:p>
          </table:table-cell>
          <table:table-cell table:style-name="ce29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400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">
            <text:p>9</text:p>
          </table:table-cell>
          <table:table-cell table:style-name="ce13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5.8325">
            <text:p>5.8325</text:p>
          </table:table-cell>
          <table:table-cell table:style-name="ce29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">
            <text:p>10</text:p>
          </table:table-cell>
          <table:table-cell table:style-name="ce13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">
            <text:p>11</text:p>
          </table:table-cell>
          <table:table-cell table:style-name="ce13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17" office:value-type="string">
            <text:p>CP_5x11mm</text:p>
          </table:table-cell>
          <table:table-cell table:style-name="ce29" office:value-type="float" office:value="6.695">
            <text:p>6.6950</text:p>
          </table:table-cell>
          <table:table-cell table:style-name="ce29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">
            <text:p>12</text:p>
          </table:table-cell>
          <table:table-cell table:style-name="ce13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6.8925">
            <text:p>6.8925</text:p>
          </table:table-cell>
          <table:table-cell table:style-name="ce29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">
            <text:p>13</text:p>
          </table:table-cell>
          <table:table-cell table:style-name="ce13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6.865">
            <text:p>6.8650</text:p>
          </table:table-cell>
          <table:table-cell table:style-name="ce29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14">
            <text:p>14</text:p>
          </table:table-cell>
          <table:table-cell table:style-name="ce13" office:value-type="string">
            <text:p>C11, C12</text:p>
          </table:table-cell>
          <table:table-cell table:style-name="ce7" office:value-type="string">
            <text:p>22p</text:p>
          </table:table-cell>
          <table:table-cell table:style-name="ce17" office:value-type="string">
            <text:p>cnp_3mm_disc</text:p>
          </table:table-cell>
          <table:table-cell table:style-name="ce29" office:value-type="float" office:value="3.4425">
            <text:p>3.4425</text:p>
          </table:table-cell>
          <table:table-cell table:style-name="ce29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number-columns-repeated="1012"/>
        </table:table-row>
        <table:table-row table:style-name="ro6" table:visibility="collapse">
          <table:table-cell table:style-name="ce13" office:value-type="float" office:value="15">
            <text:p>15</text:p>
          </table:table-cell>
          <table:table-cell table:style-name="ce13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17" office:value-type="string">
            <text:p>cnp_3mm_disc</text:p>
          </table:table-cell>
          <table:table-cell table:style-name="ce29" office:value-type="float" office:value="3.0375">
            <text:p>3.0375</text:p>
          </table:table-cell>
          <table:table-cell table:style-name="ce29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</text:p>
          </table:table-cell>
          <table:table-cell table:number-columns-repeated="1012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string">
            <text:p>CD1, CD2, CD3</text:p>
          </table:table-cell>
          <table:table-cell table:style-name="ce7" office:value-type="string">
            <text:p>CDOT1</text:p>
          </table:table-cell>
          <table:table-cell table:style-name="ce17" office:value-type="string">
            <text:p>pin_strip_4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table:number-columns-repeated="2"/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number-columns-repeated="1012"/>
        </table:table-row>
        <table:table-row table:style-name="ro3" table:visibility="collapse">
          <table:table-cell table:style-name="ce13" office:value-type="float" office:value="17">
            <text:p>17</text:p>
          </table:table-cell>
          <table:table-cell table:style-name="ce13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17" office:value-type="string">
            <text:p>pin_strip_4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table:number-columns-repeated="2"/>
          <table:table-cell table:style-name="ce17" office:value-type="string">
            <text:p>Optional</text:p>
          </table:table-cell>
          <table:table-cell table:style-name="ce23" office:value-type="string">
            <text:p>if using ChronoDot</text:p>
          </table:table-cell>
          <table:table-cell table:number-columns-repeated="1012"/>
        </table:table-row>
        <table:table-row table:style-name="ro3" table:visibility="collapse">
          <table:table-cell table:style-name="ce13" office:value-type="float" office:value="18">
            <text:p>18</text:p>
          </table:table-cell>
          <table:table-cell table:style-name="ce13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17" office:value-type="string">
            <text:p>pin_strip_4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table:number-columns-repeated="2"/>
          <table:table-cell table:style-name="ce17" office:value-type="string">
            <text:p>Optional</text:p>
          </table:table-cell>
          <table:table-cell table:style-name="ce23" office:value-type="string">
            <text:p>if using ChronoDot</text:p>
          </table:table-cell>
          <table:table-cell table:number-columns-repeated="1012"/>
        </table:table-row>
        <table:table-row table:style-name="ro6">
          <table:table-cell table:style-name="ce13" office:value-type="float" office:value="19">
            <text:p>19</text:p>
          </table:table-cell>
          <table:table-cell table:style-name="ce13" office:value-type="string">
            <text:p>D1 to D12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number-columns-repeated="1012"/>
        </table:table-row>
        <table:table-row table:style-name="ro6" table:visibility="collapse">
          <table:table-cell table:style-name="ce13" office:value-type="float" office:value="20">
            <text:p>20</text:p>
          </table:table-cell>
          <table:table-cell table:style-name="ce13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">
            <text:p>21</text:p>
          </table:table-cell>
          <table:table-cell table:style-name="ce13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">
            <text:p>22</text:p>
          </table:table-cell>
          <table:table-cell table:style-name="ce13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3">
            <text:p>23</text:p>
          </table:table-cell>
          <table:table-cell table:style-name="ce13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4">
            <text:p>24</text:p>
          </table:table-cell>
          <table:table-cell table:style-name="ce13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5">
            <text:p>25</text:p>
          </table:table-cell>
          <table:table-cell table:style-name="ce13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6">
            <text:p>26</text:p>
          </table:table-cell>
          <table:table-cell table:style-name="ce13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7">
            <text:p>27</text:p>
          </table:table-cell>
          <table:table-cell table:style-name="ce13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8">
            <text:p>28</text:p>
          </table:table-cell>
          <table:table-cell table:style-name="ce13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9">
            <text:p>29</text:p>
          </table:table-cell>
          <table:table-cell table:style-name="ce13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0">
            <text:p>30</text:p>
          </table:table-cell>
          <table:table-cell table:style-name="ce13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1">
            <text:p>31</text:p>
          </table:table-cell>
          <table:table-cell table:style-name="ce13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2">
            <text:p>32</text:p>
          </table:table-cell>
          <table:table-cell table:style-name="ce13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3">
            <text:p>33</text:p>
          </table:table-cell>
          <table:table-cell table:style-name="ce13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4">
            <text:p>34</text:p>
          </table:table-cell>
          <table:table-cell table:style-name="ce13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5">
            <text:p>35</text:p>
          </table:table-cell>
          <table:table-cell table:style-name="ce13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6">
            <text:p>36</text:p>
          </table:table-cell>
          <table:table-cell table:style-name="ce13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7">
            <text:p>37</text:p>
          </table:table-cell>
          <table:table-cell table:style-name="ce13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8">
            <text:p>38</text:p>
          </table:table-cell>
          <table:table-cell table:style-name="ce13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39">
            <text:p>39</text:p>
          </table:table-cell>
          <table:table-cell table:style-name="ce13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0">
            <text:p>40</text:p>
          </table:table-cell>
          <table:table-cell table:style-name="ce13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1">
            <text:p>41</text:p>
          </table:table-cell>
          <table:table-cell table:style-name="ce13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2">
            <text:p>42</text:p>
          </table:table-cell>
          <table:table-cell table:style-name="ce13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3">
            <text:p>43</text:p>
          </table:table-cell>
          <table:table-cell table:style-name="ce13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4">
            <text:p>44</text:p>
          </table:table-cell>
          <table:table-cell table:style-name="ce13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5">
            <text:p>45</text:p>
          </table:table-cell>
          <table:table-cell table:style-name="ce13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6">
            <text:p>46</text:p>
          </table:table-cell>
          <table:table-cell table:style-name="ce13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7">
            <text:p>47</text:p>
          </table:table-cell>
          <table:table-cell table:style-name="ce13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8">
            <text:p>48</text:p>
          </table:table-cell>
          <table:table-cell table:style-name="ce13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49">
            <text:p>49</text:p>
          </table:table-cell>
          <table:table-cell table:style-name="ce13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0">
            <text:p>50</text:p>
          </table:table-cell>
          <table:table-cell table:style-name="ce13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1">
            <text:p>51</text:p>
          </table:table-cell>
          <table:table-cell table:style-name="ce13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2">
            <text:p>52</text:p>
          </table:table-cell>
          <table:table-cell table:style-name="ce13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3">
            <text:p>53</text:p>
          </table:table-cell>
          <table:table-cell table:style-name="ce13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4">
            <text:p>54</text:p>
          </table:table-cell>
          <table:table-cell table:style-name="ce13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5">
            <text:p>55</text:p>
          </table:table-cell>
          <table:table-cell table:style-name="ce13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6">
            <text:p>56</text:p>
          </table:table-cell>
          <table:table-cell table:style-name="ce13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7">
            <text:p>57</text:p>
          </table:table-cell>
          <table:table-cell table:style-name="ce13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8">
            <text:p>58</text:p>
          </table:table-cell>
          <table:table-cell table:style-name="ce13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59">
            <text:p>59</text:p>
          </table:table-cell>
          <table:table-cell table:style-name="ce13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0">
            <text:p>60</text:p>
          </table:table-cell>
          <table:table-cell table:style-name="ce13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1">
            <text:p>61</text:p>
          </table:table-cell>
          <table:table-cell table:style-name="ce13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2">
            <text:p>62</text:p>
          </table:table-cell>
          <table:table-cell table:style-name="ce13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3">
            <text:p>63</text:p>
          </table:table-cell>
          <table:table-cell table:style-name="ce13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4">
            <text:p>64</text:p>
          </table:table-cell>
          <table:table-cell table:style-name="ce13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5">
            <text:p>65</text:p>
          </table:table-cell>
          <table:table-cell table:style-name="ce13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6">
            <text:p>66</text:p>
          </table:table-cell>
          <table:table-cell table:style-name="ce13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7">
            <text:p>67</text:p>
          </table:table-cell>
          <table:table-cell table:style-name="ce13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8">
            <text:p>68</text:p>
          </table:table-cell>
          <table:table-cell table:style-name="ce13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69">
            <text:p>69</text:p>
          </table:table-cell>
          <table:table-cell table:style-name="ce13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0">
            <text:p>70</text:p>
          </table:table-cell>
          <table:table-cell table:style-name="ce13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1">
            <text:p>71</text:p>
          </table:table-cell>
          <table:table-cell table:style-name="ce13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2">
            <text:p>72</text:p>
          </table:table-cell>
          <table:table-cell table:style-name="ce13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3">
            <text:p>73</text:p>
          </table:table-cell>
          <table:table-cell table:style-name="ce13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4">
            <text:p>74</text:p>
          </table:table-cell>
          <table:table-cell table:style-name="ce13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5">
            <text:p>75</text:p>
          </table:table-cell>
          <table:table-cell table:style-name="ce13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6">
            <text:p>76</text:p>
          </table:table-cell>
          <table:table-cell table:style-name="ce13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7">
            <text:p>77</text:p>
          </table:table-cell>
          <table:table-cell table:style-name="ce13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8">
            <text:p>78</text:p>
          </table:table-cell>
          <table:table-cell table:style-name="ce13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79">
            <text:p>79</text:p>
          </table:table-cell>
          <table:table-cell table:style-name="ce13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0">
            <text:p>80</text:p>
          </table:table-cell>
          <table:table-cell table:style-name="ce13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1">
            <text:p>81</text:p>
          </table:table-cell>
          <table:table-cell table:style-name="ce13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2">
            <text:p>82</text:p>
          </table:table-cell>
          <table:table-cell table:style-name="ce13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3">
            <text:p>83</text:p>
          </table:table-cell>
          <table:table-cell table:style-name="ce13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4">
            <text:p>84</text:p>
          </table:table-cell>
          <table:table-cell table:style-name="ce13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5">
            <text:p>85</text:p>
          </table:table-cell>
          <table:table-cell table:style-name="ce13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6">
            <text:p>86</text:p>
          </table:table-cell>
          <table:table-cell table:style-name="ce13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7">
            <text:p>87</text:p>
          </table:table-cell>
          <table:table-cell table:style-name="ce13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8">
            <text:p>88</text:p>
          </table:table-cell>
          <table:table-cell table:style-name="ce13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89">
            <text:p>89</text:p>
          </table:table-cell>
          <table:table-cell table:style-name="ce13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0">
            <text:p>90</text:p>
          </table:table-cell>
          <table:table-cell table:style-name="ce13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1">
            <text:p>91</text:p>
          </table:table-cell>
          <table:table-cell table:style-name="ce13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2">
            <text:p>92</text:p>
          </table:table-cell>
          <table:table-cell table:style-name="ce13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3">
            <text:p>93</text:p>
          </table:table-cell>
          <table:table-cell table:style-name="ce13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4">
            <text:p>94</text:p>
          </table:table-cell>
          <table:table-cell table:style-name="ce13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5">
            <text:p>95</text:p>
          </table:table-cell>
          <table:table-cell table:style-name="ce13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6">
            <text:p>96</text:p>
          </table:table-cell>
          <table:table-cell table:style-name="ce13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7">
            <text:p>97</text:p>
          </table:table-cell>
          <table:table-cell table:style-name="ce13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8">
            <text:p>98</text:p>
          </table:table-cell>
          <table:table-cell table:style-name="ce13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99">
            <text:p>99</text:p>
          </table:table-cell>
          <table:table-cell table:style-name="ce13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0">
            <text:p>100</text:p>
          </table:table-cell>
          <table:table-cell table:style-name="ce13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1">
            <text:p>101</text:p>
          </table:table-cell>
          <table:table-cell table:style-name="ce13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2">
            <text:p>102</text:p>
          </table:table-cell>
          <table:table-cell table:style-name="ce13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3">
            <text:p>103</text:p>
          </table:table-cell>
          <table:table-cell table:style-name="ce13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4">
            <text:p>104</text:p>
          </table:table-cell>
          <table:table-cell table:style-name="ce13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5">
            <text:p>105</text:p>
          </table:table-cell>
          <table:table-cell table:style-name="ce13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6">
            <text:p>106</text:p>
          </table:table-cell>
          <table:table-cell table:style-name="ce13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7">
            <text:p>107</text:p>
          </table:table-cell>
          <table:table-cell table:style-name="ce13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8">
            <text:p>108</text:p>
          </table:table-cell>
          <table:table-cell table:style-name="ce13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09">
            <text:p>109</text:p>
          </table:table-cell>
          <table:table-cell table:style-name="ce13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0">
            <text:p>110</text:p>
          </table:table-cell>
          <table:table-cell table:style-name="ce13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1">
            <text:p>111</text:p>
          </table:table-cell>
          <table:table-cell table:style-name="ce13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2">
            <text:p>112</text:p>
          </table:table-cell>
          <table:table-cell table:style-name="ce13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3">
            <text:p>113</text:p>
          </table:table-cell>
          <table:table-cell table:style-name="ce13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4">
            <text:p>114</text:p>
          </table:table-cell>
          <table:table-cell table:style-name="ce13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5">
            <text:p>115</text:p>
          </table:table-cell>
          <table:table-cell table:style-name="ce13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6">
            <text:p>116</text:p>
          </table:table-cell>
          <table:table-cell table:style-name="ce13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7">
            <text:p>117</text:p>
          </table:table-cell>
          <table:table-cell table:style-name="ce13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8">
            <text:p>118</text:p>
          </table:table-cell>
          <table:table-cell table:style-name="ce13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19">
            <text:p>119</text:p>
          </table:table-cell>
          <table:table-cell table:style-name="ce13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0">
            <text:p>120</text:p>
          </table:table-cell>
          <table:table-cell table:style-name="ce13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1">
            <text:p>121</text:p>
          </table:table-cell>
          <table:table-cell table:style-name="ce13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2">
            <text:p>122</text:p>
          </table:table-cell>
          <table:table-cell table:style-name="ce13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3">
            <text:p>123</text:p>
          </table:table-cell>
          <table:table-cell table:style-name="ce13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4">
            <text:p>124</text:p>
          </table:table-cell>
          <table:table-cell table:style-name="ce13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5">
            <text:p>125</text:p>
          </table:table-cell>
          <table:table-cell table:style-name="ce13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6">
            <text:p>126</text:p>
          </table:table-cell>
          <table:table-cell table:style-name="ce13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7">
            <text:p>127</text:p>
          </table:table-cell>
          <table:table-cell table:style-name="ce13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8">
            <text:p>128</text:p>
          </table:table-cell>
          <table:table-cell table:style-name="ce13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29">
            <text:p>129</text:p>
          </table:table-cell>
          <table:table-cell table:style-name="ce13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0">
            <text:p>130</text:p>
          </table:table-cell>
          <table:table-cell table:style-name="ce13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1">
            <text:p>131</text:p>
          </table:table-cell>
          <table:table-cell table:style-name="ce13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2">
            <text:p>132</text:p>
          </table:table-cell>
          <table:table-cell table:style-name="ce13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3">
            <text:p>133</text:p>
          </table:table-cell>
          <table:table-cell table:style-name="ce13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4">
            <text:p>134</text:p>
          </table:table-cell>
          <table:table-cell table:style-name="ce13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5">
            <text:p>135</text:p>
          </table:table-cell>
          <table:table-cell table:style-name="ce13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6">
            <text:p>136</text:p>
          </table:table-cell>
          <table:table-cell table:style-name="ce13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7">
            <text:p>137</text:p>
          </table:table-cell>
          <table:table-cell table:style-name="ce13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8">
            <text:p>138</text:p>
          </table:table-cell>
          <table:table-cell table:style-name="ce13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39">
            <text:p>139</text:p>
          </table:table-cell>
          <table:table-cell table:style-name="ce13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40">
            <text:p>140</text:p>
          </table:table-cell>
          <table:table-cell table:style-name="ce13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41">
            <text:p>141</text:p>
          </table:table-cell>
          <table:table-cell table:style-name="ce13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42">
            <text:p>142</text:p>
          </table:table-cell>
          <table:table-cell table:style-name="ce13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43">
            <text:p>143</text:p>
          </table:table-cell>
          <table:table-cell table:style-name="ce13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44">
            <text:p>144</text:p>
          </table:table-cell>
          <table:table-cell table:style-name="ce13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45">
            <text:p>145</text:p>
          </table:table-cell>
          <table:table-cell table:style-name="ce13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46">
            <text:p>146</text:p>
          </table:table-cell>
          <table:table-cell table:style-name="ce13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17" office:value-type="string">
            <text:p>led_5mm_blue</text:p>
          </table:table-cell>
          <table:table-cell table:style-name="ce29" office:value-type="float" office:value="3.54">
            <text:p>3.5400</text:p>
          </table:table-cell>
          <table:table-cell table:style-name="ce29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Generic</text:p>
          </table:table-cell>
          <table:table-cell table:style-name="ce17" office:value-type="string">
            <text:p>3mm or 5mm LED, any Color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Debug LED</text:p>
          </table:table-cell>
          <table:table-cell table:number-columns-repeated="1012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17" office:value-type="string">
            <text:p>led_5mm_blue</text:p>
          </table:table-cell>
          <table:table-cell table:style-name="ce29" office:value-type="float" office:value="4.23">
            <text:p>4.2300</text:p>
          </table:table-cell>
          <table:table-cell table:style-name="ce29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Generic</text:p>
          </table:table-cell>
          <table:table-cell table:style-name="ce17" office:value-type="string">
            <text:p>3mm or 5mm LED, any Color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Power On LED</text:p>
          </table:table-cell>
          <table:table-cell table:number-columns-repeated="1012"/>
        </table:table-row>
        <table:table-row table:style-name="ro6">
          <table:table-cell table:style-name="ce13" office:value-type="float" office:value="149">
            <text:p>149</text:p>
          </table:table-cell>
          <table:table-cell table:style-name="ce13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17" office:value-type="string">
            <text:p>SCK-24_600_ELL</text:p>
          </table:table-cell>
          <table:table-cell table:style-name="ce29" office:value-type="float" office:value="2.185">
            <text:p>2.1850</text:p>
          </table:table-cell>
          <table:table-cell table:style-name="ce29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number-columns-repeated="1012"/>
        </table:table-row>
        <table:table-row table:style-name="ro3" table:visibility="collapse">
          <table:table-cell table:style-name="ce13" office:value-type="float" office:value="150">
            <text:p>150</text:p>
          </table:table-cell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17" office:value-type="string">
            <text:p>Fram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Ikea or Non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51">
            <text:p>151</text:p>
          </table:table-cell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17" office:value-type="string">
            <text:p>FacePlat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152">
            <text:p>152</text:p>
          </table:table-cell>
          <table:table-cell table:style-name="ce13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17" office:value-type="string">
            <text:p>con-hirose-UX60-MB-5S8</text:p>
          </table:table-cell>
          <table:table-cell table:style-name="ce29" office:value-type="float" office:value="7.19">
            <text:p>7.1900</text:p>
          </table:table-cell>
          <table:table-cell table:style-name="ce29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Mini Socket</text:p>
          </table:table-cell>
          <table:table-cell table:number-columns-repeated="1012"/>
        </table:table-row>
        <table:table-row table:style-name="ro6">
          <table:table-cell table:style-name="ce13" office:value-type="float" office:value="153">
            <text:p>153</text:p>
          </table:table-cell>
          <table:table-cell table:style-name="ce13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17" office:value-type="string">
            <text:p>con-usb-USB-B-H</text:p>
          </table:table-cell>
          <table:table-cell table:style-name="ce29" office:value-type="float" office:value="6.675">
            <text:p>6.6750</text:p>
          </table:table-cell>
          <table:table-cell table:style-name="ce29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/>
          <table:table-cell table:style-name="ce23" office:value-type="string">
            <text:p>USB-B, Socket</text:p>
          </table:table-cell>
          <table:table-cell table:number-columns-repeated="1012"/>
        </table:table-row>
        <table:table-row table:style-name="ro6">
          <table:table-cell table:style-name="ce13" office:value-type="float" office:value="154">
            <text:p>154</text:p>
          </table:table-cell>
          <table:table-cell table:style-name="ce13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17" office:value-type="string">
            <text:p>JACK_ALIM</text:p>
          </table:table-cell>
          <table:table-cell table:style-name="ce29" office:value-type="float" office:value="6.4875">
            <text:p>6.4875</text:p>
          </table:table-cell>
          <table:table-cell table:style-name="ce29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number-columns-repeated="1012"/>
        </table:table-row>
        <table:table-row table:style-name="ro6">
          <table:table-cell table:style-name="ce13" office:value-type="float" office:value="155">
            <text:p>155</text:p>
          </table:table-cell>
          <table:table-cell table:style-name="ce13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17" office:value-type="string">
            <text:p>SEL</text:p>
          </table:table-cell>
          <table:table-cell table:style-name="ce29" office:value-type="float" office:value="2.3">
            <text:p>2.3000</text:p>
          </table:table-cell>
          <table:table-cell table:style-name="ce29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3 pin, for PWR_SEL</text:p>
          </table:table-cell>
          <table:table-cell table:number-columns-repeated="1012"/>
        </table:table-row>
        <table:table-row table:style-name="ro6">
          <table:table-cell table:style-name="ce13" office:value-type="float" office:value="156">
            <text:p>156</text:p>
          </table:table-cell>
          <table:table-cell table:style-name="ce13" office:value-type="string">
            <text:p>*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scripts/dksearch/dksus.dll?vendor=0&amp;keywords=+XJ8A-021">DigiKey</text:a></text:p>
          </table:table-cell>
          <table:table-cell table:style-name="ce17" office:value-type="string">
            <text:p>XJ8A-021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number-columns-repeated="1012"/>
        </table:table-row>
        <table:table-row table:style-name="ro6">
          <table:table-cell table:style-name="ce13" office:value-type="float" office:value="157">
            <text:p>157</text:p>
          </table:table-cell>
          <table:table-cell table:style-name="ce13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17" office:value-type="string">
            <text:p>pin_strip_3</text:p>
          </table:table-cell>
          <table:table-cell table:style-name="ce29" office:value-type="float" office:value="2.3">
            <text:p>2.3000</text:p>
          </table:table-cell>
          <table:table-cell table:style-name="ce29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3 pin, for LED_ENABLE</text:p>
          </table:table-cell>
          <table:table-cell table:number-columns-repeated="1012"/>
        </table:table-row>
        <table:table-row table:style-name="ro6">
          <table:table-cell table:style-name="ce13" office:value-type="float" office:value="158">
            <text:p>158</text:p>
          </table:table-cell>
          <table:table-cell table:style-name="ce13" office:value-type="string">
            <text:p>*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scripts/dksearch/dksus.dll?vendor=0&amp;keywords=+XJ8A-021">DigiKey</text:a></text:p>
          </table:table-cell>
          <table:table-cell table:style-name="ce17" office:value-type="string">
            <text:p>XJ8A-021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number-columns-repeated="1012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17" office:value-type="string">
            <text:p>7Seg_Sel</text:p>
          </table:table-cell>
          <table:table-cell table:style-name="ce29" office:value-type="float" office:value="5.2275">
            <text:p>5.2275</text:p>
          </table:table-cell>
          <table:table-cell table:style-name="ce29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/>
          <table:table-cell table:style-name="ce23" office:value-type="string">
            <text:p>Solder Bridge for uC pin selection</text:p>
          </table:table-cell>
          <table:table-cell table:number-columns-repeated="1012"/>
        </table:table-row>
        <table:table-row table:style-name="ro6">
          <table:table-cell table:style-name="ce13" office:value-type="float" office:value="160">
            <text:p>160</text:p>
          </table:table-cell>
          <table:table-cell table:style-name="ce13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17" office:value-type="string">
            <text:p>pin_strip_2</text:p>
          </table:table-cell>
          <table:table-cell table:style-name="ce29" office:value-type="float" office:value="7.12">
            <text:p>7.1200</text:p>
          </table:table-cell>
          <table:table-cell table:style-name="ce29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3 pin, Link for INT RTC, OPEN for EXT RTC</text:p>
          </table:table-cell>
          <table:table-cell table:number-columns-repeated="1012"/>
        </table:table-row>
        <table:table-row table:style-name="ro6">
          <table:table-cell table:style-name="ce13"/>
          <table:table-cell table:style-name="ce13" office:value-type="string">
            <text:p>*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scripts/dksearch/dksus.dll?vendor=0&amp;keywords=+XJ8A-021">DigiKey</text:a></text:p>
          </table:table-cell>
          <table:table-cell table:style-name="ce17" office:value-type="string">
            <text:p>XJ8A-021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number-columns-repeated="1012"/>
        </table:table-row>
        <table:table-row table:style-name="ro6">
          <table:table-cell table:style-name="ce13" office:value-type="float" office:value="161">
            <text:p>161</text:p>
          </table:table-cell>
          <table:table-cell table:style-name="ce13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17" office:value-type="string">
            <text:p>pin_strip_2</text:p>
          </table:table-cell>
          <table:table-cell table:style-name="ce29" office:value-type="float" office:value="7.12">
            <text:p>7.1200</text:p>
          </table:table-cell>
          <table:table-cell table:style-name="ce29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3 pin, Link for INT RTC, OPEN for EXT RTC</text:p>
          </table:table-cell>
          <table:table-cell table:number-columns-repeated="1012"/>
        </table:table-row>
        <table:table-row table:style-name="ro6">
          <table:table-cell table:style-name="ce13"/>
          <table:table-cell table:style-name="ce13" office:value-type="string">
            <text:p>*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scripts/dksearch/dksus.dll?vendor=0&amp;keywords=+XJ8A-021">DigiKey</text:a></text:p>
          </table:table-cell>
          <table:table-cell table:style-name="ce17" office:value-type="string">
            <text:p>XJ8A-021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number-columns-repeated="1012"/>
        </table:table-row>
        <table:table-row table:style-name="ro6">
          <table:table-cell table:style-name="ce13" office:value-type="float" office:value="162">
            <text:p>162</text:p>
          </table:table-cell>
          <table:table-cell table:style-name="ce13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17" office:value-type="string">
            <text:p>pin_strip_8</text:p>
          </table:table-cell>
          <table:table-cell table:style-name="ce29" office:value-type="float" office:value="5.185">
            <text:p>5.1850</text:p>
          </table:table-cell>
          <table:table-cell table:style-name="ce29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number-columns-repeated="1012"/>
        </table:table-row>
        <table:table-row table:style-name="ro6">
          <table:table-cell table:style-name="ce13" office:value-type="float" office:value="163">
            <text:p>163</text:p>
          </table:table-cell>
          <table:table-cell table:style-name="ce13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17" office:value-type="string">
            <text:p>pin_strip_6-90</text:p>
          </table:table-cell>
          <table:table-cell table:style-name="ce29" office:value-type="float" office:value="1.75">
            <text:p>1.7500</text:p>
          </table:table-cell>
          <table:table-cell table:style-name="ce29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23" office:value-type="string">
            <text:p>Header, 6 pin, right angle</text:p>
          </table:table-cell>
          <table:table-cell table:number-columns-repeated="1012"/>
        </table:table-row>
        <table:table-row table:style-name="ro3" table:visibility="collapse">
          <table:table-cell table:style-name="ce13" office:value-type="float" office:value="164">
            <text:p>164</text:p>
          </table:table-cell>
          <table:table-cell table:style-name="ce13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oar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65">
            <text:p>165</text:p>
          </table:table-cell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oar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66">
            <text:p>166</text:p>
          </table:table-cell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oar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67">
            <text:p>167</text:p>
          </table:table-cell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oar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168">
            <text:p>168</text:p>
          </table:table-cell>
          <table:table-cell table:style-name="ce13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17" office:value-type="string">
            <text:p>pin_strip_3x2</text:p>
          </table:table-cell>
          <table:table-cell table:style-name="ce29" office:value-type="float" office:value="2.65">
            <text:p>2.6500</text:p>
          </table:table-cell>
          <table:table-cell table:style-name="ce29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number-columns-repeated="1012"/>
        </table:table-row>
        <table:table-row table:style-name="ro3" table:visibility="collapse">
          <table:table-cell table:style-name="ce13" office:value-type="float" office:value="169">
            <text:p>169</text:p>
          </table:table-cell>
          <table:table-cell table:style-name="ce13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70">
            <text:p>170</text:p>
          </table:table-cell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string">
            <text:p>P24 to P39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2" office:value-type="string">
            <text:p>Prototyping area</text:p>
          </table:table-cell>
          <table:table-cell table:style-name="ce32"/>
          <table:table-cell table:style-name="ce23" office:value-type="string">
            <text:p>hacking area</text:p>
          </table:table-cell>
          <table:table-cell table:number-columns-repeated="1012"/>
        </table:table-row>
        <table:table-row table:style-name="ro3" table:visibility="collapse">
          <table:table-cell table:style-name="ce13" office:value-type="float" office:value="172">
            <text:p>172</text:p>
          </table:table-cell>
          <table:table-cell table:style-name="ce13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73">
            <text:p>173</text:p>
          </table:table-cell>
          <table:table-cell table:style-name="ce13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74">
            <text:p>174</text:p>
          </table:table-cell>
          <table:table-cell table:style-name="ce13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75">
            <text:p>175</text:p>
          </table:table-cell>
          <table:table-cell table:style-name="ce13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76">
            <text:p>176</text:p>
          </table:table-cell>
          <table:table-cell table:style-name="ce13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77">
            <text:p>177</text:p>
          </table:table-cell>
          <table:table-cell table:style-name="ce13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78">
            <text:p>178</text:p>
          </table:table-cell>
          <table:table-cell table:style-name="ce13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79">
            <text:p>179</text:p>
          </table:table-cell>
          <table:table-cell table:style-name="ce13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80">
            <text:p>180</text:p>
          </table:table-cell>
          <table:table-cell table:style-name="ce13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81">
            <text:p>181</text:p>
          </table:table-cell>
          <table:table-cell table:style-name="ce13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82">
            <text:p>182</text:p>
          </table:table-cell>
          <table:table-cell table:style-name="ce13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83">
            <text:p>183</text:p>
          </table:table-cell>
          <table:table-cell table:style-name="ce13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84">
            <text:p>184</text:p>
          </table:table-cell>
          <table:table-cell table:style-name="ce13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85">
            <text:p>185</text:p>
          </table:table-cell>
          <table:table-cell table:style-name="ce13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86">
            <text:p>186</text:p>
          </table:table-cell>
          <table:table-cell table:style-name="ce13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187">
            <text:p>187</text:p>
          </table:table-cell>
          <table:table-cell table:style-name="ce13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17" office:value-type="string">
            <text:p>pin_sck_4-90</text:p>
          </table:table-cell>
          <table:table-cell table:style-name="ce29" office:value-type="float" office:value="1.4">
            <text:p>1.4000</text:p>
          </table:table-cell>
          <table:table-cell table:style-name="ce29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number-columns-repeated="1012"/>
        </table:table-row>
        <table:table-row table:style-name="ro6">
          <table:table-cell table:style-name="ce13" office:value-type="float" office:value="188">
            <text:p>188</text:p>
          </table:table-cell>
          <table:table-cell table:style-name="ce13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17" office:value-type="string">
            <text:p>pin_strip_4-90</text:p>
          </table:table-cell>
          <table:table-cell table:style-name="ce29" office:value-type="float" office:value="7.26">
            <text:p>7.2600</text:p>
          </table:table-cell>
          <table:table-cell table:style-name="ce29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number-columns-repeated="1012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Pad01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2" office:value-type="string">
            <text:p>Break Out Pad, no component</text:p>
          </table:table-cell>
          <table:table-cell table:style-name="ce32"/>
          <table:table-cell table:style-name="ce23" office:value-type="string">
            <text:p>ATMega Port PC2</text:p>
          </table:table-cell>
          <table:table-cell table:number-columns-repeated="1012"/>
        </table:table-row>
        <table:table-row table:style-name="ro3" table:visibility="collapse">
          <table:table-cell table:style-name="ce13" office:value-type="float" office:value="190">
            <text:p>190</text:p>
          </table:table-cell>
          <table:table-cell table:style-name="ce13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tc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91">
            <text:p>191</text:p>
          </table:table-cell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tc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92">
            <text:p>192</text:p>
          </table:table-cell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tc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93">
            <text:p>193</text:p>
          </table:table-cell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tc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94">
            <text:p>194</text:p>
          </table:table-cell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195">
            <text:p>195</text:p>
          </table:table-cell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office:value-type="string">
            <text:p>PCB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2" office:value-type="string">
            <text:p>Main Board, seee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197">
            <text:p>197</text:p>
          </table:table-cell>
          <table:table-cell table:style-name="ce13" office:value-type="string">
            <text:p>Q1 to Q17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6.835">
            <text:p>6.835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98">
            <text:p>198</text:p>
          </table:table-cell>
          <table:table-cell table:style-name="ce13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6.515">
            <text:p>6.515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199">
            <text:p>199</text:p>
          </table:table-cell>
          <table:table-cell table:style-name="ce13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6.18">
            <text:p>6.1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0">
            <text:p>200</text:p>
          </table:table-cell>
          <table:table-cell table:style-name="ce13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5.82">
            <text:p>5.8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1">
            <text:p>201</text:p>
          </table:table-cell>
          <table:table-cell table:style-name="ce13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5.46">
            <text:p>5.4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2">
            <text:p>202</text:p>
          </table:table-cell>
          <table:table-cell table:style-name="ce13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5.1">
            <text:p>5.1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3">
            <text:p>203</text:p>
          </table:table-cell>
          <table:table-cell table:style-name="ce13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4.74">
            <text:p>4.74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4">
            <text:p>204</text:p>
          </table:table-cell>
          <table:table-cell table:style-name="ce13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4.38">
            <text:p>4.3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5">
            <text:p>205</text:p>
          </table:table-cell>
          <table:table-cell table:style-name="ce13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4.02">
            <text:p>4.0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6">
            <text:p>206</text:p>
          </table:table-cell>
          <table:table-cell table:style-name="ce13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3.66">
            <text:p>3.6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7">
            <text:p>207</text:p>
          </table:table-cell>
          <table:table-cell table:style-name="ce13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8">
            <text:p>208</text:p>
          </table:table-cell>
          <table:table-cell table:style-name="ce13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2.94">
            <text:p>2.94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09">
            <text:p>209</text:p>
          </table:table-cell>
          <table:table-cell table:style-name="ce13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2.58">
            <text:p>2.5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0">
            <text:p>210</text:p>
          </table:table-cell>
          <table:table-cell table:style-name="ce13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2.22">
            <text:p>2.2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1">
            <text:p>211</text:p>
          </table:table-cell>
          <table:table-cell table:style-name="ce13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1.9">
            <text:p>1.9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2">
            <text:p>212</text:p>
          </table:table-cell>
          <table:table-cell table:style-name="ce13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1.66">
            <text:p>1.6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3">
            <text:p>213</text:p>
          </table:table-cell>
          <table:table-cell table:style-name="ce13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3.05">
            <text:p>3.0500</text:p>
          </table:table-cell>
          <table:table-cell table:style-name="ce29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14">
            <text:p>214</text:p>
          </table:table-cell>
          <table:table-cell table:style-name="ce13" office:value-type="string">
            <text:p>R1 to R16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6.76">
            <text:p>6.7600</text:p>
          </table:table-cell>
          <table:table-cell table:style-name="ce29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5">
            <text:p>215</text:p>
          </table:table-cell>
          <table:table-cell table:style-name="ce13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6.63">
            <text:p>6.6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6">
            <text:p>216</text:p>
          </table:table-cell>
          <table:table-cell table:style-name="ce13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6.295">
            <text:p>6.295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7">
            <text:p>217</text:p>
          </table:table-cell>
          <table:table-cell table:style-name="ce13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5.95">
            <text:p>5.9500</text:p>
          </table:table-cell>
          <table:table-cell table:style-name="ce29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8">
            <text:p>218</text:p>
          </table:table-cell>
          <table:table-cell table:style-name="ce13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5.59">
            <text:p>5.59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19">
            <text:p>219</text:p>
          </table:table-cell>
          <table:table-cell table:style-name="ce13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5.23">
            <text:p>5.2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0">
            <text:p>220</text:p>
          </table:table-cell>
          <table:table-cell table:style-name="ce13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4.87">
            <text:p>4.87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1">
            <text:p>221</text:p>
          </table:table-cell>
          <table:table-cell table:style-name="ce13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4.51">
            <text:p>4.5100</text:p>
          </table:table-cell>
          <table:table-cell table:style-name="ce29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2">
            <text:p>222</text:p>
          </table:table-cell>
          <table:table-cell table:style-name="ce13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4.15">
            <text:p>4.15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3">
            <text:p>223</text:p>
          </table:table-cell>
          <table:table-cell table:style-name="ce13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3.79">
            <text:p>3.79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4">
            <text:p>224</text:p>
          </table:table-cell>
          <table:table-cell table:style-name="ce13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3.43">
            <text:p>3.4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5">
            <text:p>225</text:p>
          </table:table-cell>
          <table:table-cell table:style-name="ce13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3.07">
            <text:p>3.07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6">
            <text:p>226</text:p>
          </table:table-cell>
          <table:table-cell table:style-name="ce13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2.71">
            <text:p>2.71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7">
            <text:p>227</text:p>
          </table:table-cell>
          <table:table-cell table:style-name="ce13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2.35">
            <text:p>2.35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8">
            <text:p>228</text:p>
          </table:table-cell>
          <table:table-cell table:style-name="ce13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2.015">
            <text:p>2.015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29">
            <text:p>229</text:p>
          </table:table-cell>
          <table:table-cell table:style-name="ce13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1.965">
            <text:p>1.9650</text:p>
          </table:table-cell>
          <table:table-cell table:style-name="ce29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30">
            <text:p>230</text:p>
          </table:table-cell>
          <table:table-cell table:style-name="ce13" office:value-type="string">
            <text:p>R17, R18, R19, R22, R23, R31, R36, R37, R38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1.8725">
            <text:p>1.8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31">
            <text:p>231</text:p>
          </table:table-cell>
          <table:table-cell table:style-name="ce13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2.4725">
            <text:p>2.4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32">
            <text:p>232</text:p>
          </table:table-cell>
          <table:table-cell table:style-name="ce13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0725">
            <text:p>3.0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33">
            <text:p>233</text:p>
          </table:table-cell>
          <table:table-cell table:style-name="ce13" office:value-type="string">
            <text:p>R20, R21</text:p>
          </table:table-cell>
          <table:table-cell table:style-name="ce7" office:value-type="string">
            <text:p>4k7</text:p>
          </table:table-cell>
          <table:table-cell table:style-name="ce17" office:value-type="string">
            <text:p>RC03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34">
            <text:p>234</text:p>
          </table:table-cell>
          <table:table-cell table:style-name="ce13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17" office:value-type="string">
            <text:p>RC03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35">
            <text:p>235</text:p>
          </table:table-cell>
          <table:table-cell table:style-name="ce13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99">
            <text:p>3.990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36">
            <text:p>236</text:p>
          </table:table-cell>
          <table:table-cell table:style-name="ce13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6725">
            <text:p>3.6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37">
            <text:p>237</text:p>
          </table:table-cell>
          <table:table-cell table:style-name="ce13" office:value-type="string">
            <text:p>R24, R25, R26, </text:p>
          </table:table-cell>
          <table:table-cell table:style-name="ce7" office:value-type="string">
            <text:p>1k</text:p>
          </table:table-cell>
          <table:table-cell table:style-name="ce17" office:value-type="string">
            <text:p>RC03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38">
            <text:p>238</text:p>
          </table:table-cell>
          <table:table-cell table:style-name="ce13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17" office:value-type="string">
            <text:p>RC03</text:p>
          </table:table-cell>
          <table:table-cell table:style-name="ce29" office:value-type="float" office:value="3.09">
            <text:p>3.0900</text:p>
          </table:table-cell>
          <table:table-cell table:style-name="ce29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39">
            <text:p>239</text:p>
          </table:table-cell>
          <table:table-cell table:style-name="ce13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17" office:value-type="string">
            <text:p>RC03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40">
            <text:p>240</text:p>
          </table:table-cell>
          <table:table-cell table:style-name="ce13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17" office:value-type="string">
            <text:p>RC03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41">
            <text:p>241</text:p>
          </table:table-cell>
          <table:table-cell table:style-name="ce13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7075">
            <text:p>3.7075</text:p>
          </table:table-cell>
          <table:table-cell table:style-name="ce29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42">
            <text:p>242</text:p>
          </table:table-cell>
          <table:table-cell table:style-name="ce13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17" office:value-type="string">
            <text:p>pin_strip_2</text:p>
          </table:table-cell>
          <table:table-cell table:style-name="ce29" office:value-type="float" office:value="5.1">
            <text:p>5.1000</text:p>
          </table:table-cell>
          <table:table-cell table:style-name="ce29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r add 2 pin socket</text:p>
          </table:table-cell>
          <table:table-cell table:number-columns-repeated="1012"/>
        </table:table-row>
        <table:table-row table:style-name="ro6">
          <table:table-cell table:style-name="ce13" office:value-type="float" office:value="243">
            <text:p>243</text:p>
          </table:table-cell>
          <table:table-cell table:style-name="ce13" office:value-type="string">
            <text:p>R33, R35</text:p>
          </table:table-cell>
          <table:table-cell table:style-name="ce7" office:value-type="string">
            <text:p>680E</text:p>
          </table:table-cell>
          <table:table-cell table:style-name="ce17" office:value-type="string">
            <text:p>RC03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44">
            <text:p>244</text:p>
          </table:table-cell>
          <table:table-cell table:style-name="ce13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17" office:value-type="string">
            <text:p>Pot-Var2</text:p>
          </table:table-cell>
          <table:table-cell table:style-name="ce29" office:value-type="float" office:value="4.5">
            <text:p>4.5000</text:p>
          </table:table-cell>
          <table:table-cell table:style-name="ce29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2K00/CF18JT2K00CT-ND/2022749">DigiKey</text:a></text:p>
          </table:table-cell>
          <table:table-cell table:style-name="ce17" office:value-type="string">
            <text:p>CF18JT2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45">
            <text:p>245</text:p>
          </table:table-cell>
          <table:table-cell table:style-name="ce13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17" office:value-type="string">
            <text:p>RC03</text:p>
          </table:table-cell>
          <table:table-cell table:style-name="ce29" office:value-type="float" office:value="1.335">
            <text:p>1.3350</text:p>
          </table:table-cell>
          <table:table-cell table:style-name="ce29" office:value-type="float" office:value="1.91">
            <text:p>1.9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46">
            <text:p>246</text:p>
          </table:table-cell>
          <table:table-cell table:style-name="ce13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5.7025">
            <text:p>5.7025</text:p>
          </table:table-cell>
          <table:table-cell table:style-name="ce29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47">
            <text:p>247</text:p>
          </table:table-cell>
          <table:table-cell table:style-name="ce13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5.625">
            <text:p>5.6250</text:p>
          </table:table-cell>
          <table:table-cell table:style-name="ce29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 table:visibility="collapse">
          <table:table-cell table:style-name="ce13" office:value-type="float" office:value="248">
            <text:p>248</text:p>
          </table:table-cell>
          <table:table-cell table:style-name="ce13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5.7025">
            <text:p>5.7025</text:p>
          </table:table-cell>
          <table:table-cell table:style-name="ce29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3" table:visibility="collapse">
          <table:table-cell table:style-name="ce13" office:value-type="float" office:value="249">
            <text:p>249</text:p>
          </table:table-cell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50">
            <text:p>250</text:p>
          </table:table-cell>
          <table:table-cell table:style-name="ce13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17" office:value-type="string">
            <text:p>Speake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51">
            <text:p>251</text:p>
          </table:table-cell>
          <table:table-cell table:style-name="ce13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17" office:value-type="string">
            <text:p>SW_PB_V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52">
            <text:p>252</text:p>
          </table:table-cell>
          <table:table-cell table:style-name="ce13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17" office:value-type="string">
            <text:p>SW_PB_V</text:p>
          </table:table-cell>
          <table:table-cell table:style-name="ce29" office:value-type="float" office:value="2.7">
            <text:p>2.7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53">
            <text:p>253</text:p>
          </table:table-cell>
          <table:table-cell table:style-name="ce13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17" office:value-type="string">
            <text:p>SW_PB_V</text:p>
          </table:table-cell>
          <table:table-cell table:style-name="ce29" office:value-type="float" office:value="2.1">
            <text:p>2.1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54">
            <text:p>254</text:p>
          </table:table-cell>
          <table:table-cell table:style-name="ce13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17" office:value-type="string">
            <text:p>SW_PB_V</text:p>
          </table:table-cell>
          <table:table-cell table:style-name="ce29" office:value-type="float" office:value="1.5">
            <text:p>1.5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55">
            <text:p>255</text:p>
          </table:table-cell>
          <table:table-cell table:style-name="ce13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17" office:value-type="string">
            <text:p>SW_PB_V</text:p>
          </table:table-cell>
          <table:table-cell table:style-name="ce29" office:value-type="float" office:value="3.9">
            <text:p>3.9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56">
            <text:p>256</text:p>
          </table:table-cell>
          <table:table-cell table:style-name="ce13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1</text:p>
          </table:table-cell>
          <table:table-cell table:number-columns-repeated="1012"/>
        </table:table-row>
        <table:table-row table:style-name="ro6">
          <table:table-cell table:style-name="ce13" office:value-type="float" office:value="257">
            <text:p>257</text:p>
          </table:table-cell>
          <table:table-cell table:style-name="ce13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2.7">
            <text:p>2.7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2</text:p>
          </table:table-cell>
          <table:table-cell table:number-columns-repeated="1012"/>
        </table:table-row>
        <table:table-row table:style-name="ro6">
          <table:table-cell table:style-name="ce13" office:value-type="float" office:value="258">
            <text:p>258</text:p>
          </table:table-cell>
          <table:table-cell table:style-name="ce13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2.1">
            <text:p>2.1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3</text:p>
          </table:table-cell>
          <table:table-cell table:number-columns-repeated="1012"/>
        </table:table-row>
        <table:table-row table:style-name="ro6">
          <table:table-cell table:style-name="ce13" office:value-type="float" office:value="259">
            <text:p>259</text:p>
          </table:table-cell>
          <table:table-cell table:style-name="ce13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1.5">
            <text:p>1.5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4</text:p>
          </table:table-cell>
          <table:table-cell table:number-columns-repeated="1012"/>
        </table:table-row>
        <table:table-row table:style-name="ro6">
          <table:table-cell table:style-name="ce13" office:value-type="float" office:value="260">
            <text:p>260</text:p>
          </table:table-cell>
          <table:table-cell table:style-name="ce13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3.9">
            <text:p>3.9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for rear mount, in place of SW5</text:p>
          </table:table-cell>
          <table:table-cell table:number-columns-repeated="1012"/>
        </table:table-row>
        <table:table-row table:style-name="ro6">
          <table:table-cell table:style-name="ce13" office:value-type="float" office:value="261">
            <text:p>261</text:p>
          </table:table-cell>
          <table:table-cell table:style-name="ce13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17" office:value-type="string">
            <text:p>dil_16-300_socket</text:p>
          </table:table-cell>
          <table:table-cell table:style-name="ce29" office:value-type="float" office:value="1.985">
            <text:p>1.9850</text:p>
          </table:table-cell>
          <table:table-cell table:style-name="ce29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/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</text:p>
          </table:table-cell>
          <table:table-cell table:number-columns-repeated="1012"/>
        </table:table-row>
        <table:table-row table:style-name="ro6">
          <table:table-cell table:style-name="ce13" office:value-type="float" office:value="262">
            <text:p>262</text:p>
          </table:table-cell>
          <table:table-cell table:style-name="ce13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17" office:value-type="string">
            <text:p>TO-220_Horizontal</text:p>
          </table:table-cell>
          <table:table-cell table:style-name="ce29" office:value-type="float" office:value="6.1025">
            <text:p>6.1025</text:p>
          </table:table-cell>
          <table:table-cell table:style-name="ce29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2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wall wart with &gt;5V output</text:p>
          </table:table-cell>
          <table:table-cell table:number-columns-repeated="1012"/>
        </table:table-row>
        <table:table-row table:style-name="ro6">
          <table:table-cell table:style-name="ce13" office:value-type="float" office:value="263">
            <text:p>263</text:p>
          </table:table-cell>
          <table:table-cell table:style-name="ce13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17" office:value-type="string">
            <text:p>dil_28-300_socket</text:p>
          </table:table-cell>
          <table:table-cell table:style-name="ce29" office:value-type="float" office:value="3.49">
            <text:p>3.4900</text:p>
          </table:table-cell>
          <table:table-cell table:style-name="ce29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64">
            <text:p>264</text:p>
          </table:table-cell>
          <table:table-cell table:style-name="ce13" office:value-type="string">
            <text:p>*</text:p>
          </table:table-cell>
          <table:table-cell table:style-name="ce7" office:value-type="string">
            <text:p>Socket ATMEGA8-P</text:p>
          </table:table-cell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</text:p>
          </table:table-cell>
          <table:table-cell table:number-columns-repeated="1012"/>
        </table:table-row>
        <table:table-row table:style-name="ro6">
          <table:table-cell table:style-name="ce13" office:value-type="float" office:value="265">
            <text:p>265</text:p>
          </table:table-cell>
          <table:table-cell table:style-name="ce13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17" office:value-type="string">
            <text:p>DIP-24__600_ELL</text:p>
          </table:table-cell>
          <table:table-cell table:style-name="ce29" office:value-type="float" office:value="5.12">
            <text:p>5.1200</text:p>
          </table:table-cell>
          <table:table-cell table:style-name="ce29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66">
            <text:p>266</text:p>
          </table:table-cell>
          <table:table-cell table:style-name="ce13" office:value-type="string">
            <text:p>*</text:p>
          </table:table-cell>
          <table:table-cell table:style-name="ce7" office:value-type="string">
            <text:p>Socket 74HC154</text:p>
          </table:table-cell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</text:p>
          </table:table-cell>
          <table:table-cell table:number-columns-repeated="1012"/>
        </table:table-row>
        <table:table-row table:style-name="ro6">
          <table:table-cell table:style-name="ce13" office:value-type="float" office:value="267">
            <text:p>267</text:p>
          </table:table-cell>
          <table:table-cell table:style-name="ce13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17" office:value-type="string">
            <text:p>DS3231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#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6">
          <table:table-cell table:style-name="ce13" office:value-type="float" office:value="268">
            <text:p>268</text:p>
          </table:table-cell>
          <table:table-cell table:style-name="ce13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17" office:value-type="string">
            <text:p>XTAL</text:p>
          </table:table-cell>
          <table:table-cell table:style-name="ce29" office:value-type="float" office:value="3.24">
            <text:p>3.240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39" office:value-type="string">
            <text:p>OTHER PARTS</text:p>
          </table:table-cell>
          <table:table-cell table:style-name="ce15"/>
          <table:table-cell table:style-name="ce18" table:number-columns-repeated="4"/>
          <table:table-cell table:style-name="ce15" table:number-columns-repeated="2"/>
          <table:table-cell table:style-name="ce43" table:number-columns-repeated="2"/>
          <table:table-cell table:style-name="ce44"/>
          <table:table-cell table:number-columns-repeated="101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17" office:value-type="string">
            <text:p>Baffl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17" office:value-type="string">
            <text:p>BackPlat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17" office:value-type="string">
            <text:p>Fram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Ikea or Non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17" office:value-type="string">
            <text:p>FacePlat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oar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oar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oar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oar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tc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tc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tc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tc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 for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7">
          <table:table-cell table:style-name="ce10"/>
          <table:table-cell table:style-name="ce40" office:value-type="string">
            <text:p>G1</text:p>
          </table:table-cell>
          <table:table-cell table:number-columns-repeated="2" table:style-name="ce17" office:value-type="string">
            <text:p>Logo-WL3</text:p>
          </table:table-cell>
          <table:table-cell table:style-name="ce19" table:number-columns-repeated="4"/>
          <table:table-cell table:style-name="ce17" table:number-columns-repeated="2"/>
          <table:table-cell table:style-name="ce32" office:value-type="string">
            <text:p>--</text:p>
          </table:table-cell>
          <table:table-cell table:style-name="ce45"/>
          <table:table-cell table:number-columns-repeated="1012"/>
        </table:table-row>
        <table:table-row table:style-name="ro7">
          <table:table-cell table:style-name="ce10"/>
          <table:table-cell table:style-name="ce40" office:value-type="string">
            <text:p>G***</text:p>
          </table:table-cell>
          <table:table-cell table:style-name="ce17" office:value-type="string">
            <text:p>OSHW_6mm</text:p>
          </table:table-cell>
          <table:table-cell table:style-name="ce17" office:value-type="string">
            <text:p>LOGO</text:p>
          </table:table-cell>
          <table:table-cell table:style-name="ce19" table:number-columns-repeated="4"/>
          <table:table-cell table:style-name="ce17" table:number-columns-repeated="2"/>
          <table:table-cell table:style-name="ce32" office:value-type="string">
            <text:p>--</text:p>
          </table:table-cell>
          <table:table-cell table:style-name="ce45"/>
          <table:table-cell table:number-columns-repeated="1012"/>
        </table:table-row>
        <table:table-row table:style-name="ro3" table:number-rows-repeated="10482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BoM_PCB.B4:BoM_PCB.F6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.499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02/18/2012</text:date>, <text:time>16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8T16:56:39.33</dc:date>
    <dc:creator>Anool Mahidharia</dc:creator>
    <meta:generator>OpenOffice.org/3.3$Win32 OpenOffice.org_project/330m20$Build-9567</meta:generator>
    <meta:editing-duration>PT12H45M7S</meta:editing-duration>
    <meta:editing-cycles>49</meta:editing-cycles>
    <meta:document-statistic meta:table-count="4" meta:cell-count="6622" meta:object-count="0"/>
  </office:meta>
</office:document-meta>
</file>